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paragraph-properties fo:text-align="justify" style:justify-single-word="false"/>
      <style:text-properties fo:language="en" fo:country="IN" officeooo:paragraph-rsid="001689e0"/>
    </style:style>
    <style:style style:name="P2" style:family="paragraph" style:parent-style-name="Heading_20_4">
      <style:paragraph-properties fo:text-align="justify" style:justify-single-word="false"/>
      <style:text-properties fo:language="en" fo:country="IN" officeooo:rsid="001b8984" officeooo:paragraph-rsid="001b8984"/>
    </style:style>
    <style:style style:name="P3" style:family="paragraph" style:parent-style-name="Heading_20_4">
      <style:paragraph-properties fo:text-align="justify" style:justify-single-word="false"/>
      <style:text-properties officeooo:paragraph-rsid="001689e0"/>
    </style:style>
    <style:style style:name="P4" style:family="paragraph" style:parent-style-name="List_20_Paragraph">
      <style:paragraph-properties fo:margin-left="0.635cm" fo:margin-right="0cm" fo:text-align="justify" style:justify-single-word="false" fo:text-indent="0cm" style:auto-text-indent="false"/>
      <style:text-properties fo:language="en" fo:country="IN" officeooo:paragraph-rsid="001689e0"/>
    </style:style>
    <style:style style:name="P5" style:family="paragraph" style:parent-style-name="Standard">
      <style:paragraph-properties fo:margin-left="0.635cm" fo:margin-right="0cm" fo:text-align="justify" style:justify-single-word="false" fo:text-indent="0cm" style:auto-text-indent="false"/>
      <style:text-properties fo:language="en" fo:country="IN" officeooo:paragraph-rsid="001689e0"/>
    </style:style>
    <style:style style:name="P6" style:family="paragraph" style:parent-style-name="Standard">
      <style:paragraph-properties fo:text-align="justify" style:justify-single-word="false"/>
      <style:text-properties fo:color="#2e74b5" loext:opacity="100%" style:font-name="Calibri Light" fo:font-size="16pt" fo:language="en" fo:country="IN" officeooo:paragraph-rsid="001689e0" style:font-size-asian="16pt" style:font-name-complex="Mangal" style:font-size-complex="16pt"/>
    </style:style>
    <style:style style:name="P7" style:family="paragraph" style:parent-style-name="Standard">
      <style:paragraph-properties fo:text-align="justify" style:justify-single-word="false"/>
      <style:text-properties fo:color="#2e74b5" loext:opacity="100%" style:font-name="Calibri Light" fo:language="en" fo:country="IN" fo:font-style="italic" officeooo:rsid="001b8984" officeooo:paragraph-rsid="001b8984" style:font-name-asian="Calibri" style:font-style-asian="italic" style:font-name-complex="Mangal" style:font-style-complex="italic"/>
    </style:style>
    <style:style style:name="P8" style:family="paragraph" style:parent-style-name="Standard">
      <style:paragraph-properties fo:text-align="justify" style:justify-single-word="false"/>
      <style:text-properties fo:color="#2e74b5" loext:opacity="100%" style:font-name="Calibri Light" fo:language="en" fo:country="IN" fo:font-style="italic" officeooo:rsid="002d61ce" officeooo:paragraph-rsid="002ee7c6" style:font-name-asian="Calibri" style:font-style-asian="italic" style:font-name-complex="Mangal" style:font-style-complex="italic"/>
    </style:style>
    <style:style style:name="P9" style:family="paragraph" style:parent-style-name="Standard">
      <style:paragraph-properties fo:text-align="justify" style:justify-single-word="false"/>
      <style:text-properties fo:color="#2e74b5" loext:opacity="100%" style:font-name="Calibri Light" fo:language="en" fo:country="IN" fo:font-style="italic" officeooo:rsid="001d88c7" officeooo:paragraph-rsid="001d88c7" style:font-name-asian="Calibri" style:font-style-asian="italic" style:font-name-complex="Mangal" style:font-style-complex="italic"/>
    </style:style>
    <style:style style:name="P10" style:family="paragraph" style:parent-style-name="Standard">
      <style:paragraph-properties fo:text-align="justify" style:justify-single-word="false"/>
      <style:text-properties fo:color="#2e74b5" loext:opacity="100%" style:font-name="Calibri Light" fo:language="en" fo:country="IN" fo:font-style="italic" officeooo:rsid="0039aa91" officeooo:paragraph-rsid="0039aa91" style:font-name-asian="Calibri" style:font-style-asian="italic" style:font-name-complex="Mangal" style:font-style-complex="italic"/>
    </style:style>
    <style:style style:name="P11" style:family="paragraph" style:parent-style-name="Standard">
      <style:paragraph-properties fo:text-align="justify" style:justify-single-word="false"/>
      <style:text-properties fo:language="en" fo:country="IN" officeooo:paragraph-rsid="001689e0"/>
    </style:style>
    <style:style style:name="P12" style:family="paragraph" style:parent-style-name="Standard">
      <style:paragraph-properties fo:text-align="justify" style:justify-single-word="false"/>
      <style:text-properties fo:language="en" fo:country="IN" officeooo:paragraph-rsid="00168f4c"/>
    </style:style>
    <style:style style:name="P13" style:family="paragraph" style:parent-style-name="Standard">
      <style:paragraph-properties fo:text-align="justify" style:justify-single-word="false"/>
      <style:text-properties fo:language="en" fo:country="IN" officeooo:paragraph-rsid="001937dc"/>
    </style:style>
    <style:style style:name="P14" style:family="paragraph" style:parent-style-name="Standard">
      <style:paragraph-properties fo:text-align="justify" style:justify-single-word="false"/>
      <style:text-properties fo:language="en" fo:country="IN" officeooo:paragraph-rsid="0027d1e0"/>
    </style:style>
    <style:style style:name="P15" style:family="paragraph" style:parent-style-name="Standard">
      <style:paragraph-properties fo:text-align="justify" style:justify-single-word="false"/>
      <style:text-properties fo:language="en" fo:country="IN" officeooo:paragraph-rsid="0081f0d4"/>
    </style:style>
    <style:style style:name="P16" style:family="paragraph" style:parent-style-name="Standard">
      <style:paragraph-properties fo:text-align="justify" style:justify-single-word="false"/>
      <style:text-properties fo:language="en" fo:country="IN" officeooo:rsid="001937dc" officeooo:paragraph-rsid="001937dc"/>
    </style:style>
    <style:style style:name="P17" style:family="paragraph" style:parent-style-name="Standard">
      <style:paragraph-properties fo:text-align="justify" style:justify-single-word="false"/>
      <style:text-properties fo:language="en" fo:country="IN" officeooo:rsid="001d88c7" officeooo:paragraph-rsid="001d88c7"/>
    </style:style>
    <style:style style:name="P18" style:family="paragraph" style:parent-style-name="Standard">
      <style:paragraph-properties fo:text-align="justify" style:justify-single-word="false"/>
      <style:text-properties fo:language="en" fo:country="IN" officeooo:rsid="002853f7" officeooo:paragraph-rsid="002853f7"/>
    </style:style>
    <style:style style:name="P19" style:family="paragraph" style:parent-style-name="Standard">
      <style:paragraph-properties fo:text-align="justify" style:justify-single-word="false"/>
      <style:text-properties fo:language="en" fo:country="IN" officeooo:rsid="001f08b0" officeooo:paragraph-rsid="0023173d"/>
    </style:style>
    <style:style style:name="P20" style:family="paragraph" style:parent-style-name="Standard">
      <style:paragraph-properties fo:text-align="justify" style:justify-single-word="false"/>
      <style:text-properties fo:language="en" fo:country="IN" officeooo:rsid="001f08b0" officeooo:paragraph-rsid="00490e78"/>
    </style:style>
    <style:style style:name="P21" style:family="paragraph" style:parent-style-name="Standard">
      <style:paragraph-properties fo:text-align="justify" style:justify-single-word="false"/>
      <style:text-properties fo:language="en" fo:country="IN" officeooo:rsid="0023173d" officeooo:paragraph-rsid="0023173d"/>
    </style:style>
    <style:style style:name="P22" style:family="paragraph" style:parent-style-name="Standard">
      <style:paragraph-properties fo:text-align="justify" style:justify-single-word="false"/>
      <style:text-properties fo:language="en" fo:country="IN" officeooo:rsid="0029fc5e" officeooo:paragraph-rsid="0029fc5e"/>
    </style:style>
    <style:style style:name="P23" style:family="paragraph" style:parent-style-name="Standard">
      <style:paragraph-properties fo:text-align="justify" style:justify-single-word="false"/>
      <style:text-properties fo:language="en" fo:country="IN" fo:font-weight="normal" officeooo:rsid="002cda94" officeooo:paragraph-rsid="002d61ce" style:font-weight-asian="normal" style:font-weight-complex="normal"/>
    </style:style>
    <style:style style:name="P24" style:family="paragraph" style:parent-style-name="Standard">
      <style:paragraph-properties fo:text-align="justify" style:justify-single-word="false"/>
      <style:text-properties fo:language="en" fo:country="IN" fo:font-weight="normal" officeooo:rsid="002cda94" officeooo:paragraph-rsid="002ee7c6" style:font-weight-asian="normal" style:font-weight-complex="normal"/>
    </style:style>
    <style:style style:name="P25" style:family="paragraph" style:parent-style-name="Standard">
      <style:paragraph-properties fo:text-align="justify" style:justify-single-word="false"/>
      <style:text-properties fo:language="en" fo:country="IN" fo:font-weight="normal" officeooo:rsid="002a321c" officeooo:paragraph-rsid="0029fc5e" style:font-weight-asian="normal" style:font-weight-complex="normal"/>
    </style:style>
    <style:style style:name="P26" style:family="paragraph" style:parent-style-name="Standard">
      <style:paragraph-properties fo:text-align="justify" style:justify-single-word="false"/>
      <style:text-properties fo:language="en" fo:country="IN" fo:font-weight="normal" officeooo:rsid="002b166b" officeooo:paragraph-rsid="002a321c" style:font-weight-asian="normal" style:font-weight-complex="normal"/>
    </style:style>
    <style:style style:name="P27" style:family="paragraph" style:parent-style-name="Standard">
      <style:paragraph-properties fo:text-align="justify" style:justify-single-word="false"/>
      <style:text-properties fo:language="en" fo:country="IN" fo:font-weight="normal" officeooo:rsid="002b63b2" officeooo:paragraph-rsid="002a321c" style:font-weight-asian="normal" style:font-weight-complex="normal"/>
    </style:style>
    <style:style style:name="P28" style:family="paragraph" style:parent-style-name="Standard">
      <style:paragraph-properties fo:text-align="justify" style:justify-single-word="false"/>
      <style:text-properties fo:language="en" fo:country="IN" fo:font-weight="normal" officeooo:rsid="00521d58" officeooo:paragraph-rsid="00521d58" style:font-weight-asian="normal" style:font-weight-complex="normal"/>
    </style:style>
    <style:style style:name="P29" style:family="paragraph" style:parent-style-name="Standard">
      <style:paragraph-properties fo:text-align="justify" style:justify-single-word="false"/>
      <style:text-properties fo:language="en" fo:country="IN" fo:font-weight="normal" officeooo:rsid="00562c9a" officeooo:paragraph-rsid="00562c9a" style:font-weight-asian="normal" style:font-weight-complex="normal"/>
    </style:style>
    <style:style style:name="P30" style:family="paragraph" style:parent-style-name="Standard">
      <style:paragraph-properties fo:text-align="justify" style:justify-single-word="false"/>
      <style:text-properties fo:language="en" fo:country="IN" fo:font-weight="normal" officeooo:rsid="00562c9a" officeooo:paragraph-rsid="007f3a4e" style:font-weight-asian="normal" style:font-weight-complex="normal"/>
    </style:style>
    <style:style style:name="P31" style:family="paragraph" style:parent-style-name="Standard">
      <style:paragraph-properties fo:text-align="justify" style:justify-single-word="false"/>
      <style:text-properties fo:language="en" fo:country="IN" fo:font-weight="normal" officeooo:rsid="007f3a4e" officeooo:paragraph-rsid="007f3a4e" style:font-weight-asian="normal" style:font-weight-complex="normal"/>
    </style:style>
    <style:style style:name="P32" style:family="paragraph" style:parent-style-name="Standard">
      <style:paragraph-properties fo:text-align="justify" style:justify-single-word="false"/>
      <style:text-properties fo:language="en" fo:country="IN" fo:font-weight="normal" officeooo:rsid="0056dc98" officeooo:paragraph-rsid="00562c9a" style:font-weight-asian="normal" style:font-weight-complex="normal"/>
    </style:style>
    <style:style style:name="P33" style:family="paragraph" style:parent-style-name="Standard">
      <style:paragraph-properties fo:text-align="justify" style:justify-single-word="false"/>
      <style:text-properties fo:language="en" fo:country="IN" officeooo:rsid="00292ac8" officeooo:paragraph-rsid="00292ac8"/>
    </style:style>
    <style:style style:name="P34" style:family="paragraph" style:parent-style-name="Standard">
      <style:paragraph-properties fo:text-align="justify" style:justify-single-word="false"/>
      <style:text-properties fo:language="en" fo:country="IN" officeooo:rsid="002d61ce" officeooo:paragraph-rsid="002d61ce"/>
    </style:style>
    <style:style style:name="P35" style:family="paragraph" style:parent-style-name="Standard">
      <style:paragraph-properties fo:text-align="justify" style:justify-single-word="false"/>
      <style:text-properties fo:language="en" fo:country="IN" officeooo:rsid="0042eb53" officeooo:paragraph-rsid="001689e0"/>
    </style:style>
    <style:style style:name="P36" style:family="paragraph" style:parent-style-name="Standard">
      <style:paragraph-properties fo:text-align="justify" style:justify-single-word="false"/>
      <style:text-properties fo:language="en" fo:country="IN" officeooo:rsid="00490e78" officeooo:paragraph-rsid="0060f1b1"/>
    </style:style>
    <style:style style:name="P37" style:family="paragraph" style:parent-style-name="Standard">
      <style:paragraph-properties fo:text-align="justify" style:justify-single-word="false"/>
      <style:text-properties fo:language="en" fo:country="IN" officeooo:rsid="001f3e70" officeooo:paragraph-rsid="0060f1b1"/>
    </style:style>
    <style:style style:name="P38" style:family="paragraph" style:parent-style-name="Standard">
      <style:paragraph-properties fo:text-align="justify" style:justify-single-word="false"/>
      <style:text-properties fo:language="en" fo:country="IN" officeooo:rsid="0024f23d" officeooo:paragraph-rsid="00610aa0"/>
    </style:style>
    <style:style style:name="P39" style:family="paragraph" style:parent-style-name="Standard">
      <style:paragraph-properties fo:text-align="justify" style:justify-single-word="false"/>
      <style:text-properties fo:language="en" fo:country="IN" officeooo:rsid="00661e1e" officeooo:paragraph-rsid="00661e1e"/>
    </style:style>
    <style:style style:name="P40" style:family="paragraph" style:parent-style-name="Standard">
      <style:paragraph-properties fo:text-align="justify" style:justify-single-word="false"/>
      <style:text-properties fo:language="en" fo:country="IN" officeooo:rsid="0027d1e0" officeooo:paragraph-rsid="00661e1e"/>
    </style:style>
    <style:style style:name="P41" style:family="paragraph" style:parent-style-name="Standard">
      <style:paragraph-properties fo:text-align="justify" style:justify-single-word="false"/>
      <style:text-properties fo:language="en" fo:country="IN" officeooo:rsid="0058cd33" officeooo:paragraph-rsid="0058cd33"/>
    </style:style>
    <style:style style:name="P42" style:family="paragraph" style:parent-style-name="Standard">
      <style:paragraph-properties fo:text-align="justify" style:justify-single-word="false"/>
      <style:text-properties fo:language="en" fo:country="IN" officeooo:rsid="005a62ab" officeooo:paragraph-rsid="0058cd33"/>
    </style:style>
    <style:style style:name="P43" style:family="paragraph" style:parent-style-name="Standard">
      <style:paragraph-properties fo:text-align="justify" style:justify-single-word="false"/>
      <style:text-properties fo:language="en" fo:country="IN" officeooo:rsid="005a62ab" officeooo:paragraph-rsid="005a62ab"/>
    </style:style>
    <style:style style:name="P44" style:family="paragraph" style:parent-style-name="Standard">
      <style:paragraph-properties fo:text-align="justify" style:justify-single-word="false"/>
      <style:text-properties fo:language="en" fo:country="IN" officeooo:rsid="0071ed52" officeooo:paragraph-rsid="005c2681"/>
    </style:style>
    <style:style style:name="P45" style:family="paragraph" style:parent-style-name="Standard">
      <style:paragraph-properties fo:text-align="justify" style:justify-single-word="false"/>
      <style:text-properties fo:language="en" fo:country="IN" officeooo:rsid="00750d91" officeooo:paragraph-rsid="00750d91"/>
    </style:style>
    <style:style style:name="P46" style:family="paragraph" style:parent-style-name="Standard">
      <style:paragraph-properties fo:text-align="justify" style:justify-single-word="false"/>
      <style:text-properties fo:language="en" fo:country="IN" officeooo:rsid="007c35cf" officeooo:paragraph-rsid="001689e0"/>
    </style:style>
    <style:style style:name="P47" style:family="paragraph" style:parent-style-name="Standard">
      <style:paragraph-properties fo:text-align="justify" style:justify-single-word="false"/>
      <style:text-properties fo:language="en" fo:country="IN" fo:font-weight="bold" officeooo:rsid="00521d58" officeooo:paragraph-rsid="00521d58" style:font-weight-asian="bold" style:font-weight-complex="bold"/>
    </style:style>
    <style:style style:name="P48" style:family="paragraph" style:parent-style-name="Standard">
      <style:paragraph-properties fo:text-align="justify" style:justify-single-word="false"/>
      <style:text-properties fo:language="en" fo:country="IN" fo:font-weight="bold" officeooo:rsid="001d88c7" officeooo:paragraph-rsid="00521d58" style:font-weight-asian="bold" style:font-weight-complex="bold"/>
    </style:style>
    <style:style style:name="P49" style:family="paragraph" style:parent-style-name="Standard">
      <style:paragraph-properties fo:text-align="justify" style:justify-single-word="false"/>
      <style:text-properties fo:language="en" fo:country="IN" fo:font-weight="bold" officeooo:rsid="001d88c7" officeooo:paragraph-rsid="001d88c7" style:font-weight-asian="bold" style:font-weight-complex="bold"/>
    </style:style>
    <style:style style:name="P50" style:family="paragraph" style:parent-style-name="Standard">
      <style:paragraph-properties fo:text-align="justify" style:justify-single-word="false"/>
      <style:text-properties fo:language="en" fo:country="IN" officeooo:rsid="0083d4e6" officeooo:paragraph-rsid="0083d4e6"/>
    </style:style>
    <style:style style:name="P51" style:family="paragraph" style:parent-style-name="Standard">
      <style:paragraph-properties fo:text-align="justify" style:justify-single-word="false"/>
      <style:text-properties fo:language="en" fo:country="IN" officeooo:rsid="00840ad2" officeooo:paragraph-rsid="00840ad2"/>
    </style:style>
    <style:style style:name="P52" style:family="paragraph" style:parent-style-name="Standard">
      <style:paragraph-properties fo:text-align="justify" style:justify-single-word="false"/>
      <style:text-properties fo:language="en" fo:country="IN" officeooo:rsid="0026386e" officeooo:paragraph-rsid="008aee64"/>
    </style:style>
    <style:style style:name="P53" style:family="paragraph" style:parent-style-name="Standard">
      <style:paragraph-properties fo:text-align="justify" style:justify-single-word="false"/>
      <style:text-properties officeooo:paragraph-rsid="001689e0"/>
    </style:style>
    <style:style style:name="P54" style:family="paragraph" style:parent-style-name="Standard">
      <style:paragraph-properties fo:text-align="justify" style:justify-single-word="false"/>
      <style:text-properties officeooo:paragraph-rsid="00168f4c"/>
    </style:style>
    <style:style style:name="P55" style:family="paragraph" style:parent-style-name="Standard">
      <style:paragraph-properties fo:text-align="justify" style:justify-single-word="false"/>
      <style:text-properties officeooo:paragraph-rsid="0023173d"/>
    </style:style>
    <style:style style:name="P56" style:family="paragraph" style:parent-style-name="Standard">
      <style:paragraph-properties fo:text-align="justify" style:justify-single-word="false"/>
      <style:text-properties officeooo:paragraph-rsid="001d88c7"/>
    </style:style>
    <style:style style:name="P57" style:family="paragraph" style:parent-style-name="Standard">
      <style:paragraph-properties fo:text-align="justify" style:justify-single-word="false"/>
      <style:text-properties officeooo:paragraph-rsid="00292ac8"/>
    </style:style>
    <style:style style:name="P58" style:family="paragraph" style:parent-style-name="Standard">
      <style:paragraph-properties fo:text-align="justify" style:justify-single-word="false"/>
      <style:text-properties officeooo:paragraph-rsid="0029fc5e"/>
    </style:style>
    <style:style style:name="P59" style:family="paragraph" style:parent-style-name="Standard">
      <style:paragraph-properties fo:text-align="justify" style:justify-single-word="false"/>
      <style:text-properties officeooo:paragraph-rsid="002a321c"/>
    </style:style>
    <style:style style:name="P60" style:family="paragraph" style:parent-style-name="Standard">
      <style:paragraph-properties fo:text-align="justify" style:justify-single-word="false"/>
      <style:text-properties officeooo:paragraph-rsid="002cda94"/>
    </style:style>
    <style:style style:name="P61" style:family="paragraph" style:parent-style-name="Standard">
      <style:paragraph-properties fo:text-align="justify" style:justify-single-word="false"/>
      <style:text-properties officeooo:paragraph-rsid="002d61ce"/>
    </style:style>
    <style:style style:name="P62" style:family="paragraph" style:parent-style-name="Standard">
      <style:paragraph-properties fo:text-align="justify" style:justify-single-word="false"/>
      <style:text-properties officeooo:paragraph-rsid="00490e78"/>
    </style:style>
    <style:style style:name="P63" style:family="paragraph" style:parent-style-name="Standard">
      <style:paragraph-properties fo:text-align="justify" style:justify-single-word="false"/>
      <style:text-properties officeooo:paragraph-rsid="002853f7"/>
    </style:style>
    <style:style style:name="P64" style:family="paragraph" style:parent-style-name="Standard">
      <style:paragraph-properties fo:text-align="justify" style:justify-single-word="false"/>
      <style:text-properties officeooo:paragraph-rsid="00521d58"/>
    </style:style>
    <style:style style:name="P65" style:family="paragraph" style:parent-style-name="Standard">
      <style:paragraph-properties fo:text-align="justify" style:justify-single-word="false"/>
      <style:text-properties officeooo:paragraph-rsid="00562c9a"/>
    </style:style>
    <style:style style:name="P66" style:family="paragraph" style:parent-style-name="Standard">
      <style:paragraph-properties fo:text-align="justify" style:justify-single-word="false"/>
      <style:text-properties officeooo:paragraph-rsid="0058cd33"/>
    </style:style>
    <style:style style:name="P67" style:family="paragraph" style:parent-style-name="Standard">
      <style:paragraph-properties fo:text-align="justify" style:justify-single-word="false"/>
      <style:text-properties officeooo:paragraph-rsid="005c2681"/>
    </style:style>
    <style:style style:name="P68" style:family="paragraph" style:parent-style-name="Standard">
      <style:paragraph-properties fo:text-align="justify" style:justify-single-word="false"/>
      <style:text-properties officeooo:paragraph-rsid="0060f1b1"/>
    </style:style>
    <style:style style:name="P69" style:family="paragraph" style:parent-style-name="Standard">
      <style:paragraph-properties fo:text-align="justify" style:justify-single-word="false"/>
      <style:text-properties officeooo:paragraph-rsid="00661e1e"/>
    </style:style>
    <style:style style:name="P70" style:family="paragraph" style:parent-style-name="Standard">
      <style:paragraph-properties fo:text-align="justify" style:justify-single-word="false"/>
      <style:text-properties officeooo:paragraph-rsid="0062750d"/>
    </style:style>
    <style:style style:name="P71" style:family="paragraph" style:parent-style-name="Standard">
      <style:paragraph-properties fo:text-align="justify" style:justify-single-word="false"/>
      <style:text-properties officeooo:paragraph-rsid="007f3a4e"/>
    </style:style>
    <style:style style:name="P72" style:family="paragraph" style:parent-style-name="Standard">
      <style:paragraph-properties fo:text-align="justify" style:justify-single-word="false"/>
      <style:text-properties officeooo:paragraph-rsid="0058c8d0"/>
    </style:style>
    <style:style style:name="P73" style:family="paragraph" style:parent-style-name="Standard">
      <style:paragraph-properties fo:text-align="justify" style:justify-single-word="false"/>
      <style:text-properties officeooo:paragraph-rsid="0081f0d4"/>
    </style:style>
    <style:style style:name="P74" style:family="paragraph" style:parent-style-name="Standard">
      <style:paragraph-properties fo:text-align="justify" style:justify-single-word="false"/>
      <style:text-properties officeooo:paragraph-rsid="0083d4e6"/>
    </style:style>
    <style:style style:name="P75" style:family="paragraph" style:parent-style-name="Standard">
      <style:paragraph-properties fo:text-align="justify" style:justify-single-word="false"/>
      <style:text-properties officeooo:paragraph-rsid="0087c900"/>
    </style:style>
    <style:style style:name="P76" style:family="paragraph" style:parent-style-name="Standard">
      <style:paragraph-properties fo:text-align="justify" style:justify-single-word="false"/>
      <style:text-properties officeooo:paragraph-rsid="00610aa0"/>
    </style:style>
    <style:style style:name="P77" style:family="paragraph" style:parent-style-name="Standard">
      <style:paragraph-properties fo:text-align="justify" style:justify-single-word="false"/>
      <style:text-properties officeooo:paragraph-rsid="00896c44"/>
    </style:style>
    <style:style style:name="P78" style:family="paragraph" style:parent-style-name="Standard">
      <style:paragraph-properties fo:text-align="justify" style:justify-single-word="false"/>
      <style:text-properties officeooo:paragraph-rsid="008aee64"/>
    </style:style>
    <style:style style:name="P79" style:family="paragraph" style:parent-style-name="Standard">
      <style:paragraph-properties fo:text-align="justify" style:justify-single-word="false"/>
      <style:text-properties officeooo:paragraph-rsid="008bc5da"/>
    </style:style>
    <style:style style:name="P80" style:family="paragraph" style:parent-style-name="Standard">
      <style:paragraph-properties fo:text-align="justify" style:justify-single-word="false"/>
      <style:text-properties officeooo:paragraph-rsid="006f035c"/>
    </style:style>
    <style:style style:name="P81" style:family="paragraph" style:parent-style-name="Standard">
      <style:paragraph-properties fo:text-align="justify" style:justify-single-word="false"/>
      <style:text-properties officeooo:paragraph-rsid="0090d6dd"/>
    </style:style>
    <style:style style:name="P82" style:family="paragraph" style:parent-style-name="Standard">
      <style:paragraph-properties fo:text-align="justify" style:justify-single-word="false"/>
      <style:text-properties officeooo:paragraph-rsid="00962741"/>
    </style:style>
    <style:style style:name="P83" style:family="paragraph" style:parent-style-name="Standard">
      <style:paragraph-properties fo:text-align="justify" style:justify-single-word="false"/>
      <style:text-properties officeooo:paragraph-rsid="00991384"/>
    </style:style>
    <style:style style:name="P84" style:family="paragraph" style:parent-style-name="Standard">
      <style:paragraph-properties fo:text-align="justify" style:justify-single-word="false"/>
      <style:text-properties officeooo:paragraph-rsid="0071ed52"/>
    </style:style>
    <style:style style:name="P85" style:family="paragraph" style:parent-style-name="Standard">
      <style:paragraph-properties fo:text-align="justify" style:justify-single-word="false"/>
      <style:text-properties officeooo:paragraph-rsid="00a37793"/>
    </style:style>
    <style:style style:name="P86" style:family="paragraph" style:parent-style-name="Standard">
      <style:paragraph-properties fo:text-align="justify" style:justify-single-word="false"/>
      <style:text-properties officeooo:paragraph-rsid="00a423c3"/>
    </style:style>
    <style:style style:name="P87" style:family="paragraph" style:parent-style-name="Standard">
      <style:paragraph-properties fo:text-align="justify" style:justify-single-word="false"/>
      <style:text-properties fo:color="#1f4d78" loext:opacity="100%" style:font-name="Calibri Light" fo:font-size="12pt" fo:language="en" fo:country="IN" officeooo:paragraph-rsid="00750d91" style:font-name-asian="Calibri" style:font-size-asian="12pt" style:font-name-complex="Mangal" style:font-size-complex="12pt"/>
    </style:style>
    <style:style style:name="P88" style:family="paragraph" style:parent-style-name="Standard">
      <style:paragraph-properties fo:text-align="justify" style:justify-single-word="false"/>
      <style:text-properties officeooo:rsid="0071ed52" officeooo:paragraph-rsid="0071ed52"/>
    </style:style>
    <style:style style:name="P89" style:family="paragraph" style:parent-style-name="Heading_20_2">
      <style:paragraph-properties fo:text-align="justify" style:justify-single-word="false" fo:break-before="page"/>
      <style:text-properties fo:language="en" fo:country="IN" officeooo:paragraph-rsid="001689e0"/>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officeooo:paragraph-rsid="0040a573"/>
    </style:style>
    <style:style style:name="P92" style:family="paragraph" style:parent-style-name="Text_20_body">
      <style:paragraph-properties fo:text-align="justify" style:justify-single-word="false"/>
      <style:text-properties officeooo:paragraph-rsid="002ee7c6"/>
    </style:style>
    <style:style style:name="P93" style:family="paragraph" style:parent-style-name="Text_20_body">
      <style:paragraph-properties fo:text-align="justify" style:justify-single-word="false"/>
      <style:text-properties officeooo:paragraph-rsid="00aaeca0"/>
    </style:style>
    <style:style style:name="P94" style:family="paragraph" style:parent-style-name="Text_20_body">
      <style:paragraph-properties fo:text-align="justify" style:justify-single-word="false"/>
      <style:text-properties officeooo:paragraph-rsid="00ae8370"/>
    </style:style>
    <style:style style:name="P95" style:family="paragraph" style:parent-style-name="Text_20_body">
      <style:paragraph-properties fo:text-align="justify" style:justify-single-word="false"/>
      <style:text-properties officeooo:paragraph-rsid="00b040af"/>
    </style:style>
    <style:style style:name="P96" style:family="paragraph" style:parent-style-name="Text_20_body">
      <style:paragraph-properties fo:text-align="justify" style:justify-single-word="false"/>
      <style:text-properties officeooo:paragraph-rsid="00b049a2"/>
    </style:style>
    <style:style style:name="P97" style:family="paragraph" style:parent-style-name="Text_20_body">
      <style:paragraph-properties fo:text-align="justify" style:justify-single-word="false"/>
      <style:text-properties fo:language="en" fo:country="IN" fo:font-weight="normal" officeooo:rsid="002cda94" style:font-weight-asian="normal" style:font-weight-complex="normal"/>
    </style:style>
    <style:style style:name="P98" style:family="paragraph" style:parent-style-name="Text_20_body">
      <style:paragraph-properties fo:text-align="justify" style:justify-single-word="false"/>
      <style:text-properties fo:language="en" fo:country="IN" officeooo:paragraph-rsid="0040a573"/>
    </style:style>
    <style:style style:name="P99" style:family="paragraph" style:parent-style-name="Text_20_body">
      <style:paragraph-properties fo:text-align="justify" style:justify-single-word="false"/>
      <style:text-properties officeooo:rsid="0031c383" officeooo:paragraph-rsid="0031c383"/>
    </style:style>
    <style:style style:name="P100" style:family="paragraph" style:parent-style-name="Text_20_body">
      <style:paragraph-properties fo:text-align="justify" style:justify-single-word="false"/>
      <style:text-properties officeooo:rsid="0031c383" officeooo:paragraph-rsid="00363978"/>
    </style:style>
    <style:style style:name="P101" style:family="paragraph" style:parent-style-name="Text_20_body">
      <style:paragraph-properties fo:text-align="justify" style:justify-single-word="false"/>
      <style:text-properties officeooo:rsid="00381ce2" officeooo:paragraph-rsid="00381ce2"/>
    </style:style>
    <style:style style:name="P102" style:family="paragraph" style:parent-style-name="Text_20_body">
      <style:paragraph-properties fo:text-align="justify" style:justify-single-word="false"/>
      <style:text-properties officeooo:rsid="0039aa91" officeooo:paragraph-rsid="0039aa91"/>
    </style:style>
    <style:style style:name="P103" style:family="paragraph" style:parent-style-name="Text_20_body">
      <style:paragraph-properties fo:text-align="justify" style:justify-single-word="false"/>
      <style:text-properties officeooo:rsid="0040a573" officeooo:paragraph-rsid="0040a573"/>
    </style:style>
    <style:style style:name="P104" style:family="paragraph" style:parent-style-name="Text_20_body">
      <style:paragraph-properties fo:text-align="justify" style:justify-single-word="false"/>
      <style:text-properties officeooo:rsid="002ee7c6" officeooo:paragraph-rsid="002ee7c6"/>
    </style:style>
    <style:style style:name="P105" style:family="paragraph" style:parent-style-name="Text_20_body">
      <style:paragraph-properties fo:text-align="justify" style:justify-single-word="false"/>
      <style:text-properties officeooo:rsid="002ee7c6" officeooo:paragraph-rsid="00ace254"/>
    </style:style>
    <style:style style:name="P106" style:family="paragraph" style:parent-style-name="Text_20_body">
      <style:paragraph-properties fo:text-align="justify" style:justify-single-word="false"/>
      <style:text-properties officeooo:rsid="002ee7c6" officeooo:paragraph-rsid="0031c383"/>
    </style:style>
    <style:style style:name="P107" style:family="paragraph" style:parent-style-name="Heading_20_3">
      <style:paragraph-properties fo:text-align="justify" style:justify-single-word="false"/>
      <style:text-properties fo:language="en" fo:country="IN" officeooo:paragraph-rsid="001689e0"/>
    </style:style>
    <style:style style:name="P108" style:family="paragraph" style:parent-style-name="Heading_20_4">
      <style:paragraph-properties fo:text-align="justify" style:justify-single-word="false"/>
      <style:text-properties officeooo:paragraph-rsid="001689e0"/>
    </style:style>
    <style:style style:name="P109" style:family="paragraph" style:parent-style-name="List_20_Paragraph" style:list-style-name="WWNum74">
      <style:paragraph-properties fo:text-align="justify" style:justify-single-word="false"/>
      <style:text-properties officeooo:paragraph-rsid="001689e0"/>
    </style:style>
    <style:style style:name="P110" style:family="paragraph" style:parent-style-name="List_20_Paragraph" style:list-style-name="WWNum74">
      <style:paragraph-properties fo:text-align="justify" style:justify-single-word="false"/>
      <style:text-properties fo:language="en" fo:country="IN" officeooo:paragraph-rsid="001689e0"/>
    </style:style>
    <style:style style:name="P111" style:family="paragraph" style:parent-style-name="List_20_Paragraph" style:list-style-name="WWNum75">
      <style:paragraph-properties fo:text-align="justify" style:justify-single-word="false"/>
      <style:text-properties fo:language="en" fo:country="IN" officeooo:paragraph-rsid="001689e0"/>
    </style:style>
    <style:style style:name="P112" style:family="paragraph" style:parent-style-name="List_20_Paragraph" style:list-style-name="WWNum76">
      <style:paragraph-properties fo:text-align="justify" style:justify-single-word="false"/>
      <style:text-properties fo:language="en" fo:country="IN" officeooo:paragraph-rsid="001689e0"/>
    </style:style>
    <style:style style:name="P113" style:family="paragraph" style:parent-style-name="List_20_Paragraph" style:list-style-name="WWNum77">
      <style:paragraph-properties fo:text-align="justify" style:justify-single-word="false"/>
      <style:text-properties fo:language="en" fo:country="IN" officeooo:paragraph-rsid="001689e0"/>
    </style:style>
    <style:style style:name="P114" style:family="paragraph" style:parent-style-name="List_20_Paragraph" style:list-style-name="WWNum78">
      <style:paragraph-properties fo:text-align="justify" style:justify-single-word="false"/>
      <style:text-properties fo:language="en" fo:country="IN" officeooo:paragraph-rsid="001689e0"/>
    </style:style>
    <style:style style:name="P115" style:family="paragraph" style:parent-style-name="Standard" style:list-style-name="L1">
      <style:paragraph-properties fo:text-align="justify" style:justify-single-word="false"/>
      <style:text-properties officeooo:paragraph-rsid="004a68b2"/>
    </style:style>
    <style:style style:name="P116" style:family="paragraph" style:parent-style-name="Standard" style:list-style-name="L1">
      <style:paragraph-properties fo:text-align="justify" style:justify-single-word="false"/>
      <style:text-properties officeooo:paragraph-rsid="008eedda"/>
    </style:style>
    <style:style style:name="P117" style:family="paragraph" style:parent-style-name="Standard" style:list-style-name="L1">
      <style:paragraph-properties fo:text-align="justify" style:justify-single-word="false"/>
      <style:text-properties officeooo:paragraph-rsid="004bc1c5"/>
    </style:style>
    <style:style style:name="P118" style:family="paragraph" style:parent-style-name="Standard" style:list-style-name="L2">
      <style:paragraph-properties fo:text-align="justify" style:justify-single-word="false"/>
      <style:text-properties officeooo:paragraph-rsid="00521d58"/>
    </style:style>
    <style:style style:name="P119" style:family="paragraph" style:parent-style-name="Standard" style:list-style-name="L2">
      <style:paragraph-properties fo:text-align="justify" style:justify-single-word="false"/>
      <style:text-properties officeooo:paragraph-rsid="007945bd"/>
    </style:style>
    <style:style style:name="P120" style:family="paragraph" style:parent-style-name="Standard" style:list-style-name="L2">
      <style:paragraph-properties fo:text-align="justify" style:justify-single-word="false"/>
      <style:text-properties officeooo:paragraph-rsid="007a4368"/>
    </style:style>
    <style:style style:name="P121" style:family="paragraph" style:parent-style-name="Standard" style:list-style-name="L2">
      <style:paragraph-properties fo:text-align="justify" style:justify-single-word="false"/>
      <style:text-properties officeooo:paragraph-rsid="0079a6ef"/>
    </style:style>
    <style:style style:name="P122" style:family="paragraph" style:parent-style-name="Standard" style:list-style-name="L2">
      <style:paragraph-properties fo:text-align="justify" style:justify-single-word="false"/>
      <style:text-properties officeooo:paragraph-rsid="009dec19"/>
    </style:style>
    <style:style style:name="P123" style:family="paragraph" style:parent-style-name="Standard" style:list-style-name="L2">
      <style:paragraph-properties fo:text-align="justify" style:justify-single-word="false"/>
      <style:text-properties officeooo:paragraph-rsid="0076c283"/>
    </style:style>
    <style:style style:name="P124" style:family="paragraph" style:parent-style-name="Standard" style:list-style-name="L2">
      <style:paragraph-properties fo:text-align="justify" style:justify-single-word="false"/>
      <style:text-properties officeooo:paragraph-rsid="007730df"/>
    </style:style>
    <style:style style:name="P125" style:family="paragraph" style:parent-style-name="Standard" style:list-style-name="L2">
      <style:paragraph-properties fo:text-align="justify" style:justify-single-word="false"/>
      <style:text-properties officeooo:paragraph-rsid="001a8e8a"/>
    </style:style>
    <style:style style:name="P126" style:family="paragraph" style:parent-style-name="Standard">
      <style:paragraph-properties fo:text-align="justify" style:justify-single-word="false"/>
      <style:text-properties officeooo:paragraph-rsid="001d88c7"/>
    </style:style>
    <style:style style:name="P127" style:family="paragraph" style:parent-style-name="Standard">
      <style:paragraph-properties fo:text-align="justify" style:justify-single-word="false"/>
      <style:text-properties fo:language="en" fo:country="IN" officeooo:rsid="008f0d4f" officeooo:paragraph-rsid="006f035c"/>
    </style:style>
    <style:style style:name="P128" style:family="paragraph" style:parent-style-name="Standard">
      <style:paragraph-properties fo:text-align="justify" style:justify-single-word="false"/>
      <style:text-properties fo:language="en" fo:country="IN" officeooo:rsid="00962741" officeooo:paragraph-rsid="00962741" fo:background-color="transparent"/>
    </style:style>
    <style:style style:name="P129" style:family="paragraph" style:parent-style-name="Standard">
      <style:paragraph-properties fo:text-align="justify" style:justify-single-word="false"/>
      <style:text-properties fo:language="en" fo:country="IN" officeooo:rsid="0058cd33" officeooo:paragraph-rsid="00991384"/>
    </style:style>
    <style:style style:name="P130" style:family="paragraph" style:parent-style-name="Standard">
      <style:paragraph-properties fo:text-align="justify" style:justify-single-word="false"/>
      <style:text-properties fo:language="en" fo:country="IN" officeooo:rsid="0071ed52" officeooo:paragraph-rsid="0071ed52"/>
    </style:style>
    <style:style style:name="P131" style:family="paragraph" style:parent-style-name="Standard">
      <style:paragraph-properties fo:text-align="justify" style:justify-single-word="false"/>
      <style:text-properties fo:language="en" fo:country="IN" officeooo:rsid="009a01bd" officeooo:paragraph-rsid="009a01bd"/>
    </style:style>
    <style:style style:name="P132" style:family="paragraph" style:parent-style-name="Standard" style:list-style-name="L2">
      <style:paragraph-properties fo:text-align="justify" style:justify-single-word="false"/>
      <style:text-properties fo:language="en" fo:country="IN" officeooo:rsid="001a8e8a" officeooo:paragraph-rsid="001a8e8a"/>
    </style:style>
    <style:style style:name="P133" style:family="paragraph" style:parent-style-name="Standard" style:list-style-name="L2">
      <style:paragraph-properties fo:text-align="justify" style:justify-single-word="false"/>
      <style:text-properties fo:language="en" fo:country="IN" officeooo:rsid="001a0901" officeooo:paragraph-rsid="001a0901"/>
    </style:style>
    <style:style style:name="P134" style:family="paragraph" style:parent-style-name="Standard" style:list-style-name="L2">
      <style:paragraph-properties fo:text-align="justify" style:justify-single-word="false"/>
      <style:text-properties fo:language="en" fo:country="IN" officeooo:rsid="001a0901" officeooo:paragraph-rsid="00521d58"/>
    </style:style>
    <style:style style:name="P135" style:family="paragraph" style:parent-style-name="Standard" style:list-style-name="L2">
      <style:paragraph-properties fo:text-align="justify" style:justify-single-word="false"/>
      <style:text-properties fo:language="en" fo:country="IN" officeooo:rsid="007a4368" officeooo:paragraph-rsid="007a4368"/>
    </style:style>
    <style:style style:name="P136" style:family="paragraph" style:parent-style-name="Standard" style:list-style-name="L2">
      <style:paragraph-properties fo:text-align="justify" style:justify-single-word="false"/>
      <style:text-properties fo:language="en" fo:country="IN" officeooo:rsid="007b40c6" officeooo:paragraph-rsid="007b40c6"/>
    </style:style>
    <style:style style:name="P137" style:family="paragraph" style:parent-style-name="Standard" style:list-style-name="L2">
      <style:paragraph-properties fo:text-align="justify" style:justify-single-word="false"/>
      <style:text-properties fo:language="en" fo:country="IN" officeooo:rsid="0018aa77" officeooo:paragraph-rsid="007a4368"/>
    </style:style>
    <style:style style:name="P138" style:family="paragraph" style:parent-style-name="Standard" style:list-style-name="L2">
      <style:paragraph-properties fo:text-align="justify" style:justify-single-word="false"/>
      <style:text-properties fo:language="en" fo:country="IN" officeooo:rsid="0018aa77" officeooo:paragraph-rsid="0018aa77"/>
    </style:style>
    <style:style style:name="P139" style:family="paragraph" style:parent-style-name="Standard" style:list-style-name="L2">
      <style:paragraph-properties fo:text-align="justify" style:justify-single-word="false"/>
      <style:text-properties fo:language="en" fo:country="IN" officeooo:rsid="0075278b" officeooo:paragraph-rsid="0075278b"/>
    </style:style>
    <style:style style:name="P140" style:family="paragraph" style:parent-style-name="Standard" style:list-style-name="L2">
      <style:paragraph-properties fo:text-align="justify" style:justify-single-word="false"/>
      <style:text-properties fo:language="en" fo:country="IN" officeooo:rsid="0076c283" officeooo:paragraph-rsid="0076c283"/>
    </style:style>
    <style:style style:name="P141" style:family="paragraph" style:parent-style-name="Standard" style:list-style-name="L2">
      <style:paragraph-properties fo:text-align="justify" style:justify-single-word="false"/>
      <style:text-properties fo:language="en" fo:country="IN" officeooo:rsid="007730df" officeooo:paragraph-rsid="007730df"/>
    </style:style>
    <style:style style:name="P142" style:family="paragraph" style:parent-style-name="Standard">
      <style:paragraph-properties fo:text-align="justify" style:justify-single-word="false"/>
      <style:text-properties fo:language="en" fo:country="IN" officeooo:rsid="001d88c7" officeooo:paragraph-rsid="001d88c7"/>
    </style:style>
    <style:style style:name="P143" style:family="paragraph" style:parent-style-name="Standard" style:list-style-name="L2">
      <style:paragraph-properties fo:text-align="justify" style:justify-single-word="false"/>
      <style:text-properties officeooo:rsid="007730df" officeooo:paragraph-rsid="007730df"/>
    </style:style>
    <style:style style:name="P144" style:family="paragraph" style:parent-style-name="Standard" style:list-style-name="L2">
      <style:paragraph-properties fo:text-align="justify" style:justify-single-word="false"/>
      <style:text-properties officeooo:rsid="001937dc" officeooo:paragraph-rsid="007730df"/>
    </style:style>
    <style:style style:name="P145" style:family="paragraph" style:parent-style-name="Standard" style:list-style-name="L2">
      <style:paragraph-properties fo:text-align="justify" style:justify-single-word="false"/>
      <style:text-properties officeooo:rsid="0077ff32" officeooo:paragraph-rsid="0077ff32"/>
    </style:style>
    <style:style style:name="P146" style:family="paragraph" style:parent-style-name="Standard" style:list-style-name="L2">
      <style:paragraph-properties fo:text-align="justify" style:justify-single-word="false"/>
      <style:text-properties officeooo:rsid="001a8e8a" officeooo:paragraph-rsid="007730df"/>
    </style:style>
    <style:style style:name="P147" style:family="paragraph" style:parent-style-name="Text_20_body">
      <style:paragraph-properties fo:text-align="justify" style:justify-single-word="false"/>
      <style:text-properties officeooo:rsid="0033cd15" officeooo:paragraph-rsid="00aaeca0"/>
    </style:style>
    <style:style style:name="P148" style:family="paragraph" style:parent-style-name="Text_20_body">
      <style:paragraph-properties fo:text-align="justify" style:justify-single-word="false"/>
      <style:text-properties officeooo:rsid="00adc52f" officeooo:paragraph-rsid="00adc52f"/>
    </style:style>
    <style:style style:name="P149" style:family="paragraph" style:parent-style-name="Text_20_body">
      <style:paragraph-properties fo:text-align="justify" style:justify-single-word="false"/>
      <style:text-properties officeooo:rsid="00b0130c" officeooo:paragraph-rsid="00b0130c"/>
    </style:style>
    <style:style style:name="P150" style:family="paragraph" style:parent-style-name="Text_20_body">
      <style:text-properties fo:font-weight="bold" style:font-weight-asian="bold" style:font-weight-complex="bold"/>
    </style:style>
    <style:style style:name="P151" style:family="paragraph" style:parent-style-name="Text_20_body">
      <style:paragraph-properties fo:text-align="justify" style:justify-single-word="false"/>
      <style:text-properties fo:font-weight="bold" officeooo:rsid="002ee7c6" officeooo:paragraph-rsid="0031c383" style:font-weight-asian="bold" style:font-weight-complex="bold"/>
    </style:style>
    <style:style style:name="P152" style:family="paragraph" style:parent-style-name="Text_20_body">
      <style:paragraph-properties fo:text-align="justify" style:justify-single-word="false"/>
      <style:text-properties officeooo:rsid="00b049a2" officeooo:paragraph-rsid="00b049a2"/>
    </style:style>
    <style:style style:name="P153" style:family="paragraph" style:parent-style-name="Text_20_body" style:list-style-name="L3">
      <style:paragraph-properties fo:text-align="justify" style:justify-single-word="false"/>
      <style:text-properties officeooo:rsid="002f5660" officeooo:paragraph-rsid="002f5660"/>
    </style:style>
    <style:style style:name="P154" style:family="paragraph" style:parent-style-name="Text_20_body">
      <style:paragraph-properties fo:text-align="justify" style:justify-single-word="false"/>
    </style:style>
    <style:style style:name="P155" style:family="paragraph" style:parent-style-name="Text_20_body" style:list-style-name="L3">
      <style:paragraph-properties fo:text-align="justify" style:justify-single-word="false"/>
      <style:text-properties officeooo:paragraph-rsid="002f5660"/>
    </style:style>
    <style:style style:name="P156" style:family="paragraph" style:parent-style-name="Text_20_body">
      <style:paragraph-properties fo:text-align="justify" style:justify-single-word="false"/>
      <style:text-properties officeooo:paragraph-rsid="00b24a22"/>
    </style:style>
    <style:style style:name="P157" style:family="paragraph" style:parent-style-name="Text_20_body">
      <style:paragraph-properties fo:text-align="justify" style:justify-single-word="false"/>
      <style:text-properties officeooo:paragraph-rsid="00b38e75"/>
    </style:style>
    <style:style style:name="P158" style:family="paragraph" style:parent-style-name="Text_20_body">
      <style:paragraph-properties fo:text-align="justify" style:justify-single-word="false"/>
      <style:text-properties officeooo:paragraph-rsid="0039aa91"/>
    </style:style>
    <style:style style:name="P159" style:family="paragraph" style:parent-style-name="Text_20_body">
      <style:paragraph-properties fo:text-align="justify" style:justify-single-word="false"/>
      <style:text-properties officeooo:paragraph-rsid="00b632ae"/>
    </style:style>
    <style:style style:name="P160" style:family="paragraph" style:parent-style-name="Text_20_body">
      <style:paragraph-properties fo:text-align="justify" style:justify-single-word="false"/>
      <style:text-properties officeooo:paragraph-rsid="00b74e97"/>
    </style:style>
    <style:style style:name="P161" style:family="paragraph" style:parent-style-name="Text_20_body">
      <style:paragraph-properties fo:text-align="justify" style:justify-single-word="false"/>
      <style:text-properties fo:color="#2e74b5" loext:opacity="100%" style:font-name="Calibri Light" fo:language="en" fo:country="IN" fo:font-style="italic" fo:font-weight="bold" officeooo:rsid="001d88c7" officeooo:paragraph-rsid="0033cd15" style:font-name-asian="Calibri" style:font-style-asian="italic" style:font-weight-asian="bold" style:font-name-complex="Mangal" style:font-style-complex="italic" style:font-weight-complex="bold"/>
    </style:style>
    <style:style style:name="P162" style:family="paragraph" style:parent-style-name="Text_20_body">
      <style:paragraph-properties fo:text-align="justify" style:justify-single-word="false"/>
      <style:text-properties officeooo:rsid="00b0c272" officeooo:paragraph-rsid="00b0c272"/>
    </style:style>
    <style:style style:name="P163" style:family="paragraph" style:parent-style-name="Text_20_body">
      <style:paragraph-properties fo:text-align="justify" style:justify-single-word="false"/>
      <style:text-properties officeooo:rsid="00b74e97" officeooo:paragraph-rsid="00b74e97"/>
    </style:style>
    <style:style style:name="T1" style:family="text">
      <style:text-properties style:text-position="super 58%"/>
    </style:style>
    <style:style style:name="T2" style:family="text">
      <style:text-properties style:text-position="super 58%" fo:language="en" fo:country="IN" officeooo:rsid="0058cd33"/>
    </style:style>
    <style:style style:name="T3" style:family="text">
      <style:text-properties fo:language="en" fo:country="IN"/>
    </style:style>
    <style:style style:name="T4" style:family="text">
      <style:text-properties fo:language="en" fo:country="IN" officeooo:rsid="00168f4c"/>
    </style:style>
    <style:style style:name="T5" style:family="text">
      <style:text-properties fo:language="en" fo:country="IN" officeooo:rsid="0017a9e3"/>
    </style:style>
    <style:style style:name="T6" style:family="text">
      <style:text-properties fo:language="en" fo:country="IN" officeooo:rsid="0018aa77"/>
    </style:style>
    <style:style style:name="T7" style:family="text">
      <style:text-properties fo:language="en" fo:country="IN" officeooo:rsid="001937dc"/>
    </style:style>
    <style:style style:name="T8" style:family="text">
      <style:text-properties fo:language="en" fo:country="IN" officeooo:rsid="001a0901"/>
    </style:style>
    <style:style style:name="T9" style:family="text">
      <style:text-properties fo:language="en" fo:country="IN" officeooo:rsid="001d88c7"/>
    </style:style>
    <style:style style:name="T10" style:family="text">
      <style:text-properties fo:language="en" fo:country="IN" officeooo:rsid="001b8984"/>
    </style:style>
    <style:style style:name="T11" style:family="text">
      <style:text-properties fo:language="en" fo:country="IN" officeooo:rsid="001f08b0"/>
    </style:style>
    <style:style style:name="T12" style:family="text">
      <style:text-properties fo:language="en" fo:country="IN" officeooo:rsid="001f3e70"/>
    </style:style>
    <style:style style:name="T13" style:family="text">
      <style:text-properties fo:language="en" fo:country="IN" officeooo:rsid="00213fee"/>
    </style:style>
    <style:style style:name="T14" style:family="text">
      <style:text-properties fo:language="en" fo:country="IN" officeooo:rsid="0021e218"/>
    </style:style>
    <style:style style:name="T15" style:family="text">
      <style:text-properties fo:language="en" fo:country="IN" officeooo:rsid="0023173d"/>
    </style:style>
    <style:style style:name="T16" style:family="text">
      <style:text-properties fo:language="en" fo:country="IN" officeooo:rsid="0024f23d"/>
    </style:style>
    <style:style style:name="T17" style:family="text">
      <style:text-properties fo:language="en" fo:country="IN" officeooo:rsid="0026386e"/>
    </style:style>
    <style:style style:name="T18" style:family="text">
      <style:text-properties fo:language="en" fo:country="IN" officeooo:rsid="0027d1e0"/>
    </style:style>
    <style:style style:name="T19" style:family="text">
      <style:text-properties fo:language="en" fo:country="IN" officeooo:rsid="002853f7"/>
    </style:style>
    <style:style style:name="T20" style:family="text">
      <style:text-properties fo:language="en" fo:country="IN" fo:font-weight="bold" officeooo:rsid="001d88c7" style:font-weight-asian="bold" style:font-weight-complex="bold"/>
    </style:style>
    <style:style style:name="T21" style:family="text">
      <style:text-properties fo:language="en" fo:country="IN" fo:font-weight="bold" officeooo:rsid="00292ac8" style:font-weight-asian="bold" style:font-weight-complex="bold"/>
    </style:style>
    <style:style style:name="T22" style:family="text">
      <style:text-properties fo:language="en" fo:country="IN" fo:font-weight="bold" officeooo:rsid="0029fc5e" style:font-weight-asian="bold" style:font-weight-complex="bold"/>
    </style:style>
    <style:style style:name="T23" style:family="text">
      <style:text-properties fo:language="en" fo:country="IN" fo:font-weight="bold" officeooo:rsid="002a321c" style:font-weight-asian="bold" style:font-weight-complex="bold"/>
    </style:style>
    <style:style style:name="T24" style:family="text">
      <style:text-properties fo:language="en" fo:country="IN" fo:font-weight="bold" officeooo:rsid="002b63b2" style:font-weight-asian="bold" style:font-weight-complex="bold"/>
    </style:style>
    <style:style style:name="T25" style:family="text">
      <style:text-properties fo:language="en" fo:country="IN" fo:font-weight="bold" officeooo:rsid="002cda94" style:font-weight-asian="bold" style:font-weight-complex="bold"/>
    </style:style>
    <style:style style:name="T26" style:family="text">
      <style:text-properties fo:language="en" fo:country="IN" fo:font-weight="bold" officeooo:rsid="002d61ce" style:font-weight-asian="bold" style:font-weight-complex="bold"/>
    </style:style>
    <style:style style:name="T27" style:family="text">
      <style:text-properties fo:language="en" fo:country="IN" fo:font-weight="bold" officeooo:rsid="00521d58" style:font-weight-asian="bold" style:font-weight-complex="bold"/>
    </style:style>
    <style:style style:name="T28" style:family="text">
      <style:text-properties fo:language="en" fo:country="IN" fo:font-weight="bold" officeooo:rsid="00562c9a" style:font-weight-asian="bold" style:font-weight-complex="bold"/>
    </style:style>
    <style:style style:name="T29" style:family="text">
      <style:text-properties fo:language="en" fo:country="IN" fo:font-weight="bold" officeooo:rsid="007f3a4e" style:font-weight-asian="bold" style:font-weight-complex="bold"/>
    </style:style>
    <style:style style:name="T30" style:family="text">
      <style:text-properties fo:language="en" fo:country="IN" fo:font-weight="bold" officeooo:rsid="00b0c272" style:font-weight-asian="bold" style:font-weight-complex="bold"/>
    </style:style>
    <style:style style:name="T31" style:family="text">
      <style:text-properties fo:language="en" fo:country="IN" officeooo:rsid="00292ac8"/>
    </style:style>
    <style:style style:name="T32" style:family="text">
      <style:text-properties fo:language="en" fo:country="IN" fo:font-weight="normal" officeooo:rsid="00292ac8" style:font-weight-asian="normal" style:font-weight-complex="normal"/>
    </style:style>
    <style:style style:name="T33" style:family="text">
      <style:text-properties fo:language="en" fo:country="IN" fo:font-weight="normal" officeooo:rsid="0029fc5e" style:font-weight-asian="normal" style:font-weight-complex="normal"/>
    </style:style>
    <style:style style:name="T34" style:family="text">
      <style:text-properties fo:language="en" fo:country="IN" fo:font-weight="normal" officeooo:rsid="002a321c" style:font-weight-asian="normal" style:font-weight-complex="normal"/>
    </style:style>
    <style:style style:name="T35" style:family="text">
      <style:text-properties fo:language="en" fo:country="IN" fo:font-weight="normal" officeooo:rsid="002b166b" style:font-weight-asian="normal" style:font-weight-complex="normal"/>
    </style:style>
    <style:style style:name="T36" style:family="text">
      <style:text-properties fo:language="en" fo:country="IN" fo:font-weight="normal" officeooo:rsid="002b63b2" style:font-weight-asian="normal" style:font-weight-complex="normal"/>
    </style:style>
    <style:style style:name="T37" style:family="text">
      <style:text-properties fo:language="en" fo:country="IN" fo:font-weight="normal" officeooo:rsid="002c8874" style:font-weight-asian="normal" style:font-weight-complex="normal"/>
    </style:style>
    <style:style style:name="T38" style:family="text">
      <style:text-properties fo:language="en" fo:country="IN" fo:font-weight="normal" officeooo:rsid="002cda94" style:font-weight-asian="normal" style:font-weight-complex="normal"/>
    </style:style>
    <style:style style:name="T39" style:family="text">
      <style:text-properties fo:language="en" fo:country="IN" fo:font-weight="normal" officeooo:rsid="0030cbfb" style:font-weight-asian="normal" style:font-weight-complex="normal"/>
    </style:style>
    <style:style style:name="T40" style:family="text">
      <style:text-properties fo:language="en" fo:country="IN" fo:font-weight="normal" officeooo:rsid="00521d58" style:font-weight-asian="normal" style:font-weight-complex="normal"/>
    </style:style>
    <style:style style:name="T41" style:family="text">
      <style:text-properties fo:language="en" fo:country="IN" fo:font-weight="normal" officeooo:rsid="0053cd3d" style:font-weight-asian="normal" style:font-weight-complex="normal"/>
    </style:style>
    <style:style style:name="T42" style:family="text">
      <style:text-properties fo:language="en" fo:country="IN" fo:font-weight="normal" officeooo:rsid="00562c9a" style:font-weight-asian="normal" style:font-weight-complex="normal"/>
    </style:style>
    <style:style style:name="T43" style:family="text">
      <style:text-properties fo:language="en" fo:country="IN" fo:font-weight="normal" officeooo:rsid="0056dc98" style:font-weight-asian="normal" style:font-weight-complex="normal"/>
    </style:style>
    <style:style style:name="T44" style:family="text">
      <style:text-properties fo:language="en" fo:country="IN" fo:font-weight="normal" officeooo:rsid="0058c8d0" style:font-weight-asian="normal" style:font-weight-complex="normal"/>
    </style:style>
    <style:style style:name="T45" style:family="text">
      <style:text-properties fo:language="en" fo:country="IN" fo:font-weight="normal" officeooo:rsid="007d6bd7" style:font-weight-asian="normal" style:font-weight-complex="normal"/>
    </style:style>
    <style:style style:name="T46" style:family="text">
      <style:text-properties fo:language="en" fo:country="IN" fo:font-weight="normal" officeooo:rsid="007f3a4e" style:font-weight-asian="normal" style:font-weight-complex="normal"/>
    </style:style>
    <style:style style:name="T47" style:family="text">
      <style:text-properties fo:language="en" fo:country="IN" fo:font-weight="normal" officeooo:rsid="008017f0" style:font-weight-asian="normal" style:font-weight-complex="normal"/>
    </style:style>
    <style:style style:name="T48" style:family="text">
      <style:text-properties fo:language="en" fo:country="IN" fo:font-weight="normal" officeooo:rsid="0081e453" style:font-weight-asian="normal" style:font-weight-complex="normal"/>
    </style:style>
    <style:style style:name="T49" style:family="text">
      <style:text-properties fo:language="en" fo:country="IN" fo:font-weight="normal" officeooo:rsid="00a18219" style:font-weight-asian="normal" style:font-weight-complex="normal"/>
    </style:style>
    <style:style style:name="T50" style:family="text">
      <style:text-properties fo:language="en" fo:country="IN" fo:font-weight="normal" officeooo:rsid="00a37793" style:font-weight-asian="normal" style:font-weight-complex="normal"/>
    </style:style>
    <style:style style:name="T51" style:family="text">
      <style:text-properties fo:language="en" fo:country="IN" fo:font-weight="normal" officeooo:rsid="00a43ef4" style:font-weight-asian="normal" style:font-weight-complex="normal"/>
    </style:style>
    <style:style style:name="T52" style:family="text">
      <style:text-properties fo:language="en" fo:country="IN" fo:font-weight="normal" officeooo:rsid="00a554ec" style:font-weight-asian="normal" style:font-weight-complex="normal"/>
    </style:style>
    <style:style style:name="T53" style:family="text">
      <style:text-properties fo:language="en" fo:country="IN" fo:font-weight="normal" officeooo:rsid="00a55c12" style:font-weight-asian="normal" style:font-weight-complex="normal"/>
    </style:style>
    <style:style style:name="T54" style:family="text">
      <style:text-properties fo:language="en" fo:country="IN" fo:font-weight="normal" officeooo:rsid="00a61d5a" style:font-weight-asian="normal" style:font-weight-complex="normal"/>
    </style:style>
    <style:style style:name="T55" style:family="text">
      <style:text-properties fo:language="en" fo:country="IN" fo:font-weight="normal" officeooo:rsid="00b040af" style:font-weight-asian="normal" style:font-weight-complex="normal"/>
    </style:style>
    <style:style style:name="T56" style:family="text">
      <style:text-properties fo:language="en" fo:country="IN" officeooo:rsid="002ee7c6"/>
    </style:style>
    <style:style style:name="T57" style:family="text">
      <style:text-properties fo:language="en" fo:country="IN" officeooo:rsid="0042eb53"/>
    </style:style>
    <style:style style:name="T58" style:family="text">
      <style:text-properties fo:language="en" fo:country="IN" officeooo:rsid="00442bc3"/>
    </style:style>
    <style:style style:name="T59" style:family="text">
      <style:text-properties fo:language="en" fo:country="IN" officeooo:rsid="0044c061"/>
    </style:style>
    <style:style style:name="T60" style:family="text">
      <style:text-properties fo:language="en" fo:country="IN" officeooo:rsid="0045d00c"/>
    </style:style>
    <style:style style:name="T61" style:family="text">
      <style:text-properties fo:language="en" fo:country="IN" officeooo:rsid="00483998"/>
    </style:style>
    <style:style style:name="T62" style:family="text">
      <style:text-properties fo:language="en" fo:country="IN" officeooo:rsid="0048f9c0"/>
    </style:style>
    <style:style style:name="T63" style:family="text">
      <style:text-properties fo:language="en" fo:country="IN" officeooo:rsid="00490e78"/>
    </style:style>
    <style:style style:name="T64" style:family="text">
      <style:text-properties fo:language="en" fo:country="IN" officeooo:rsid="004961fd"/>
    </style:style>
    <style:style style:name="T65" style:family="text">
      <style:text-properties fo:language="en" fo:country="IN" officeooo:rsid="004a5496"/>
    </style:style>
    <style:style style:name="T66" style:family="text">
      <style:text-properties fo:language="en" fo:country="IN" officeooo:rsid="004a68b2"/>
    </style:style>
    <style:style style:name="T67" style:family="text">
      <style:text-properties fo:language="en" fo:country="IN" officeooo:rsid="004d8424"/>
    </style:style>
    <style:style style:name="T68" style:family="text">
      <style:text-properties fo:language="en" fo:country="IN" officeooo:rsid="0050c1e7"/>
    </style:style>
    <style:style style:name="T69" style:family="text">
      <style:text-properties fo:language="en" fo:country="IN" officeooo:rsid="00521d58"/>
    </style:style>
    <style:style style:name="T70" style:family="text">
      <style:text-properties fo:language="en" fo:country="IN" officeooo:rsid="0058cd33"/>
    </style:style>
    <style:style style:name="T71" style:family="text">
      <style:text-properties fo:language="en" fo:country="IN" officeooo:rsid="005a62ab"/>
    </style:style>
    <style:style style:name="T72" style:family="text">
      <style:text-properties fo:language="en" fo:country="IN" officeooo:rsid="005c2681"/>
    </style:style>
    <style:style style:name="T73" style:family="text">
      <style:text-properties fo:language="en" fo:country="IN" officeooo:rsid="0060f1b1"/>
    </style:style>
    <style:style style:name="T74" style:family="text">
      <style:text-properties fo:language="en" fo:country="IN" officeooo:rsid="00610aa0"/>
    </style:style>
    <style:style style:name="T75" style:family="text">
      <style:text-properties fo:language="en" fo:country="IN" officeooo:rsid="00619655"/>
    </style:style>
    <style:style style:name="T76" style:family="text">
      <style:text-properties fo:language="en" fo:country="IN" officeooo:rsid="0062750d"/>
    </style:style>
    <style:style style:name="T77" style:family="text">
      <style:text-properties fo:language="en" fo:country="IN" officeooo:rsid="00633e3b"/>
    </style:style>
    <style:style style:name="T78" style:family="text">
      <style:text-properties fo:language="en" fo:country="IN" officeooo:rsid="0064f023"/>
    </style:style>
    <style:style style:name="T79" style:family="text">
      <style:text-properties fo:language="en" fo:country="IN" officeooo:rsid="00661e1e"/>
    </style:style>
    <style:style style:name="T80" style:family="text">
      <style:text-properties fo:language="en" fo:country="IN" officeooo:rsid="006679b4"/>
    </style:style>
    <style:style style:name="T81" style:family="text">
      <style:text-properties fo:language="en" fo:country="IN" officeooo:rsid="00687387"/>
    </style:style>
    <style:style style:name="T82" style:family="text">
      <style:text-properties fo:language="en" fo:country="IN" officeooo:rsid="006a02b4"/>
    </style:style>
    <style:style style:name="T83" style:family="text">
      <style:text-properties fo:language="en" fo:country="IN" officeooo:rsid="006b3d8c"/>
    </style:style>
    <style:style style:name="T84" style:family="text">
      <style:text-properties fo:language="en" fo:country="IN" officeooo:rsid="006d180d"/>
    </style:style>
    <style:style style:name="T85" style:family="text">
      <style:text-properties fo:language="en" fo:country="IN" officeooo:rsid="006f035c"/>
    </style:style>
    <style:style style:name="T86" style:family="text">
      <style:text-properties fo:language="en" fo:country="IN" officeooo:rsid="00711c48"/>
    </style:style>
    <style:style style:name="T87" style:family="text">
      <style:text-properties fo:language="en" fo:country="IN" officeooo:rsid="0071ed52"/>
    </style:style>
    <style:style style:name="T88" style:family="text">
      <style:text-properties fo:language="en" fo:country="IN" officeooo:rsid="0076c283"/>
    </style:style>
    <style:style style:name="T89" style:family="text">
      <style:text-properties fo:language="en" fo:country="IN" officeooo:rsid="007730df"/>
    </style:style>
    <style:style style:name="T90" style:family="text">
      <style:text-properties fo:language="en" fo:country="IN" officeooo:rsid="007945bd"/>
    </style:style>
    <style:style style:name="T91" style:family="text">
      <style:text-properties fo:language="en" fo:country="IN" officeooo:rsid="001a8e8a"/>
    </style:style>
    <style:style style:name="T92" style:family="text">
      <style:text-properties fo:language="en" fo:country="IN" officeooo:rsid="007a4368"/>
    </style:style>
    <style:style style:name="T93" style:family="text">
      <style:text-properties fo:language="en" fo:country="IN" officeooo:rsid="0081f0d4"/>
    </style:style>
    <style:style style:name="T94" style:family="text">
      <style:text-properties fo:language="en" fo:country="IN" officeooo:rsid="0083d4e6"/>
    </style:style>
    <style:style style:name="T95" style:family="text">
      <style:text-properties fo:language="en" fo:country="IN" officeooo:rsid="0087c900"/>
    </style:style>
    <style:style style:name="T96" style:family="text">
      <style:text-properties fo:language="en" fo:country="IN" officeooo:rsid="00896c44"/>
    </style:style>
    <style:style style:name="T97" style:family="text">
      <style:text-properties fo:language="en" fo:country="IN" officeooo:rsid="008aee64"/>
    </style:style>
    <style:style style:name="T98" style:family="text">
      <style:text-properties fo:language="en" fo:country="IN" officeooo:rsid="008bc5da"/>
    </style:style>
    <style:style style:name="T99" style:family="text">
      <style:text-properties fo:language="en" fo:country="IN" officeooo:rsid="008eedda"/>
    </style:style>
    <style:style style:name="T100" style:family="text">
      <style:text-properties fo:language="en" fo:country="IN" officeooo:rsid="008f0301"/>
    </style:style>
    <style:style style:name="T101" style:family="text">
      <style:text-properties fo:language="en" fo:country="IN" officeooo:rsid="008f0d4f"/>
    </style:style>
    <style:style style:name="T102" style:family="text">
      <style:text-properties fo:language="en" fo:country="IN" officeooo:rsid="0090d6dd"/>
    </style:style>
    <style:style style:name="T103" style:family="text">
      <style:text-properties fo:language="en" fo:country="IN" officeooo:rsid="00929f54"/>
    </style:style>
    <style:style style:name="T104" style:family="text">
      <style:text-properties fo:language="en" fo:country="IN" officeooo:rsid="00946c41"/>
    </style:style>
    <style:style style:name="T105" style:family="text">
      <style:text-properties fo:language="en" fo:country="IN" officeooo:rsid="00946c41" fo:background-color="transparent" loext:char-shading-value="0"/>
    </style:style>
    <style:style style:name="T106" style:family="text">
      <style:text-properties fo:language="en" fo:country="IN" officeooo:rsid="0058cd33" fo:background-color="transparent" loext:char-shading-value="0"/>
    </style:style>
    <style:style style:name="T107" style:family="text">
      <style:text-properties fo:language="en" fo:country="IN" officeooo:rsid="006f035c" fo:background-color="transparent" loext:char-shading-value="0"/>
    </style:style>
    <style:style style:name="T108" style:family="text">
      <style:text-properties fo:language="en" fo:country="IN" officeooo:rsid="008f0d4f" fo:background-color="transparent" loext:char-shading-value="0"/>
    </style:style>
    <style:style style:name="T109" style:family="text">
      <style:text-properties fo:language="en" fo:country="IN" officeooo:rsid="006f9eeb" fo:background-color="transparent" loext:char-shading-value="0"/>
    </style:style>
    <style:style style:name="T110" style:family="text">
      <style:text-properties fo:language="en" fo:country="IN" officeooo:rsid="007071f2" fo:background-color="transparent" loext:char-shading-value="0"/>
    </style:style>
    <style:style style:name="T111" style:family="text">
      <style:text-properties fo:language="en" fo:country="IN" officeooo:rsid="00962741" fo:background-color="transparent" loext:char-shading-value="0"/>
    </style:style>
    <style:style style:name="T112" style:family="text">
      <style:text-properties fo:language="en" fo:country="IN" officeooo:rsid="0097bd28"/>
    </style:style>
    <style:style style:name="T113" style:family="text">
      <style:text-properties fo:language="en" fo:country="IN" officeooo:rsid="00991384"/>
    </style:style>
    <style:style style:name="T114" style:family="text">
      <style:text-properties fo:language="en" fo:country="IN" officeooo:rsid="009a01bd"/>
    </style:style>
    <style:style style:name="T115" style:family="text">
      <style:text-properties fo:language="en" fo:country="IN" officeooo:rsid="009bec72"/>
    </style:style>
    <style:style style:name="T116" style:family="text">
      <style:text-properties fo:language="en" fo:country="IN" officeooo:rsid="009cb424"/>
    </style:style>
    <style:style style:name="T117" style:family="text">
      <style:text-properties fo:language="en" fo:country="IN" officeooo:rsid="009dec19"/>
    </style:style>
    <style:style style:name="T118" style:family="text">
      <style:text-properties fo:language="en" fo:country="IN" officeooo:rsid="009f9b2c"/>
    </style:style>
    <style:style style:name="T119" style:family="text">
      <style:text-properties fo:language="en" fo:country="IN" officeooo:rsid="00a423c3"/>
    </style:style>
    <style:style style:name="T120" style:family="text">
      <style:text-properties fo:language="en" fo:country="IN" officeooo:rsid="00a43ef4"/>
    </style:style>
    <style:style style:name="T121" style:family="text">
      <style:text-properties fo:language="en" fo:country="IN" officeooo:rsid="00b479ae"/>
    </style:style>
    <style:style style:name="T122" style:family="text">
      <style:text-properties officeooo:rsid="002ee7c6"/>
    </style:style>
    <style:style style:name="T123" style:family="text">
      <style:text-properties officeooo:rsid="002f5660"/>
    </style:style>
    <style:style style:name="T124" style:family="text">
      <style:text-properties officeooo:rsid="0030cbfb"/>
    </style:style>
    <style:style style:name="T125" style:family="text">
      <style:text-properties officeooo:rsid="0031c383"/>
    </style:style>
    <style:style style:name="T126" style:family="text">
      <style:text-properties officeooo:rsid="00363978"/>
    </style:style>
    <style:style style:name="T127" style:family="text">
      <style:text-properties fo:color="#2e74b5" loext:opacity="100%" style:font-name="Calibri Light" fo:language="en" fo:country="IN" fo:font-style="italic" officeooo:rsid="003f57c7" style:font-name-asian="Calibri" style:font-style-asian="italic" style:font-name-complex="Mangal" style:font-style-complex="italic"/>
    </style:style>
    <style:style style:name="T128" style:family="text">
      <style:text-properties fo:color="#2e74b5" loext:opacity="100%" style:font-name="Calibri Light" fo:language="en" fo:country="IN" fo:font-style="italic" officeooo:rsid="001d88c7" style:font-name-asian="Calibri" style:font-style-asian="italic" style:font-name-complex="Mangal" style:font-style-complex="italic"/>
    </style:style>
    <style:style style:name="T129" style:family="text">
      <style:text-properties fo:color="#2e74b5" loext:opacity="100%" style:font-name="Calibri Light" fo:language="en" fo:country="IN" fo:font-style="italic" officeooo:rsid="00b0c272" style:font-name-asian="Calibri" style:font-style-asian="italic" style:font-name-complex="Mangal" style:font-style-complex="italic"/>
    </style:style>
    <style:style style:name="T130" style:family="text">
      <style:text-properties fo:color="#2e74b5" loext:opacity="100%" style:font-name="Calibri Light" fo:language="en" fo:country="IN" fo:font-style="italic" officeooo:rsid="00b479ae" style:font-name-asian="Calibri" style:font-style-asian="italic" style:font-name-complex="Mangal" style:font-style-complex="italic"/>
    </style:style>
    <style:style style:name="T131" style:family="text">
      <style:text-properties officeooo:rsid="0039aa91"/>
    </style:style>
    <style:style style:name="T132" style:family="text">
      <style:text-properties officeooo:rsid="003f57c7"/>
    </style:style>
    <style:style style:name="T133" style:family="text">
      <style:text-properties officeooo:rsid="0040a573"/>
    </style:style>
    <style:style style:name="T134" style:family="text">
      <style:text-properties officeooo:rsid="00429026"/>
    </style:style>
    <style:style style:name="T135" style:family="text">
      <style:text-properties officeooo:rsid="0042eb53"/>
    </style:style>
    <style:style style:name="T136" style:family="text">
      <style:text-properties officeooo:rsid="00521d58"/>
    </style:style>
    <style:style style:name="T137" style:family="text">
      <style:text-properties officeooo:rsid="0073b093"/>
    </style:style>
    <style:style style:name="T138" style:family="text">
      <style:text-properties officeooo:rsid="00750d91"/>
    </style:style>
    <style:style style:name="T139" style:family="text">
      <style:text-properties officeooo:rsid="007730df"/>
    </style:style>
    <style:style style:name="T140" style:family="text">
      <style:text-properties officeooo:rsid="007945bd"/>
    </style:style>
    <style:style style:name="T141" style:family="text">
      <style:text-properties officeooo:rsid="009bec72"/>
    </style:style>
    <style:style style:name="T142" style:family="text">
      <style:text-properties officeooo:rsid="00a18219"/>
    </style:style>
    <style:style style:name="T143" style:family="text">
      <style:text-properties officeooo:rsid="00a7c5e5"/>
    </style:style>
    <style:style style:name="T144" style:family="text">
      <style:text-properties officeooo:rsid="00a8f3cc"/>
    </style:style>
    <style:style style:name="T145" style:family="text">
      <style:text-properties officeooo:rsid="00aaeca0"/>
    </style:style>
    <style:style style:name="T146" style:family="text">
      <style:text-properties officeooo:rsid="0033cd15"/>
    </style:style>
    <style:style style:name="T147" style:family="text">
      <style:text-properties officeooo:rsid="00ace254"/>
    </style:style>
    <style:style style:name="T148" style:family="text">
      <style:text-properties officeooo:rsid="00adc52f"/>
    </style:style>
    <style:style style:name="T149" style:family="text">
      <style:text-properties officeooo:rsid="00ae8370"/>
    </style:style>
    <style:style style:name="T150" style:family="text">
      <style:text-properties fo:font-weight="bold" style:font-weight-asian="bold" style:font-weight-complex="bold"/>
    </style:style>
    <style:style style:name="T151" style:family="text">
      <style:text-properties officeooo:rsid="00b040af"/>
    </style:style>
    <style:style style:name="T152" style:family="text">
      <style:text-properties officeooo:rsid="00b049a2"/>
    </style:style>
    <style:style style:name="T153" style:family="text">
      <style:text-properties officeooo:rsid="00b0c272"/>
    </style:style>
    <style:style style:name="T154" style:family="text">
      <style:text-properties officeooo:rsid="00b24a22"/>
    </style:style>
    <style:style style:name="T155" style:family="text">
      <style:text-properties officeooo:rsid="00b38e75"/>
    </style:style>
    <style:style style:name="T156" style:family="text">
      <style:text-properties officeooo:rsid="00b632ae"/>
    </style:style>
    <style:style style:name="T157" style:family="text">
      <style:text-properties officeooo:rsid="00b74e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2">Subscriber/Subscription</text:h>
      <text:p text:style-name="P11"/>
      <text:p text:style-name="P11">Customer is an epicentre of any business. Subscription business terms its customer as ‘Subscriber’ to emphasize on his/her longer term association with the merchant.</text:p>
      <text:p text:style-name="P11"/>
      <text:p text:style-name="P73"><text:span text:style-name="T3">Merchant makes offering </text:span><text:span text:style-name="T61">of one or more products </text:span><text:span text:style-name="T3">and anyone who wishes avail these offerings, registers himself/herself as ‘Subscriber’. </text:span><text:span text:style-name="T4">A</text:span><text:span text:style-name="T3">n enrolled subscriber initiates an agreement with the business where he/she agrees to buy a set of products with defined periodicities for a predefined time duration, </text:span><text:span text:style-name="T4">predefined volume per product per period</text:span><text:span text:style-name="T3"> and </text:span><text:span text:style-name="T61">expects the periodic deliveries at predefined</text:span><text:span text:style-name="T3"> receipt dates. </text:span><text:span text:style-name="T61">Against this agreement, h</text:span><text:span text:style-name="T3">e/she </text:span><text:span text:style-name="T4">would </text:span><text:span text:style-name="T61">would expect</text:span><text:span text:style-name="T3"> convenience due to doorstep deliveries at no costs, </text:span><text:span text:style-name="T61">no standing in long billing lines</text:span><text:span text:style-name="T3"> etc.</text:span><text:span text:style-name="T93">, </text:span><text:span text:style-name="T3">distinguishable cost benefits through price/discount commitments (on some products), discounted offer prices on all the products </text:span><text:span text:style-name="T93">and flexible payments schemes, to distribute the overall subscription value across multiple instalments.</text:span></text:p>
      <text:p text:style-name="P12"/>
      <text:p text:style-name="P73"><text:span text:style-name="T3">In addition to the advantages </text:span><text:span text:style-name="T4">listed above</text:span><text:span text:style-name="T3">, lucrative benefits </text:span><text:span text:style-name="T13">may be</text:span><text:span text:style-name="T3"> offered to him/her in form of </text:span><text:span text:style-name="T13">offers/</text:span><text:span text:style-name="T3">reward</text:span><text:span text:style-name="T13">s</text:span><text:span text:style-name="T3"> etc. as add-ons to honour the length </text:span><text:span text:style-name="T93">(</text:span><text:span text:style-name="T3">and volume</text:span><text:span text:style-name="T93">)</text:span><text:span text:style-name="T3"> of ‘consistent’ </text:span><text:span text:style-name="T61">long term </text:span><text:span text:style-name="T13">relationship</text:span><text:span text:style-name="T3"> gained from </text:span><text:span text:style-name="T61">each</text:span><text:span text:style-name="T3"> subscriber. </text:span></text:p>
      <text:p text:style-name="P15"/>
      <text:p text:style-name="P73"><text:span text:style-name="T3">Such an association is termed as ‘Subscription’. It is taken to the conclusion </text:span><text:span text:style-name="T4">by business </text:span><text:span text:style-name="T3">through series of deliveries </text:span><text:span text:style-name="T93">(each containing set of products, each of desired periodic volume) </text:span><text:span text:style-name="T3">as desired by the subscriber, and </text:span><text:span text:style-name="T4">expects</text:span><text:span text:style-name="T3"> that the overall experience by the subscriber will delight him/her and enable him/her to renew the subscription for the next period and so on.</text:span></text:p>
      <text:p text:style-name="P12"/>
      <text:p text:style-name="P54"><text:span text:style-name="T3">This short description </text:span><text:span text:style-name="T4">of the subscription </text:span><text:span text:style-name="T3">journey has tried to provide </text:span><text:span text:style-name="T61">a high level view of </text:span><text:span text:style-name="T3">the important activities/ responsibilities those needs to be carried out to </text:span><text:span text:style-name="T14">initiate</text:span><text:span text:style-name="T3"> a subscription, </text:span><text:span text:style-name="T14">order goods, determine volume and periodicities,</text:span><text:span text:style-name="T3"> to deliver the consignments, to offer benefits </text:span><text:span text:style-name="T61">etc.</text:span><text:span text:style-name="T3">. All these responsibilities associated with a subscriber and his subscriptions are dealt with, by the Subscriber domain.</text:span></text:p>
      <text:p text:style-name="P12"/>
      <text:p text:style-name="P53"><text:span text:style-name="T3">During subscription period, </text:span><text:span text:style-name="T61">a </text:span><text:span text:style-name="T3">subscriber has </text:span><text:span text:style-name="T5">all the</text:span><text:span text:style-name="T3"> freedom to alter subscription </text:span><text:span text:style-name="T14">content</text:span><text:span text:style-name="T3">, cancel subscriptions of few </text:span><text:span text:style-name="T14">items</text:span><text:span text:style-name="T3"> or even cancel the </text:span><text:span text:style-name="T5">entire </text:span><text:span text:style-name="T14">(</text:span><text:span text:style-name="T3">remaining</text:span><text:span text:style-name="T14">)</text:span><text:span text:style-name="T3"> subscription altogether. </text:span><text:span text:style-name="T5">All s</text:span><text:span text:style-name="T3">uch </text:span><text:span text:style-name="T5">alterations</text:span><text:span text:style-name="T3"> make impact on the deliveries </text:span><text:span text:style-name="T14">(</text:span><text:span text:style-name="T3">yet to be dispatched</text:span><text:span text:style-name="T14">)</text:span><text:span text:style-name="T3"> to that subscriber, </text:span><text:span text:style-name="T93">total subscription value, benefits offered </text:span><text:span text:style-name="T94">etc.</text:span><text:span text:style-name="T3"> and hence need to be corrected </text:span><text:span text:style-name="T14">each time an alteration happens</text:span><text:span text:style-name="T3">. </text:span><text:span text:style-name="T14">S</text:span><text:span text:style-name="T3">ince alterations happen at different times </text:span><text:span text:style-name="T94">during subscription period</text:span><text:span text:style-name="T3">, </text:span><text:span text:style-name="T94">it needs to account for changes in </text:span><text:span text:style-name="T3">the offer prices of </text:span><text:span text:style-name="T5">subscribed </text:span><text:span text:style-name="T14">items</text:span><text:span text:style-name="T3"> </text:span><text:span text:style-name="T5">being altered</text:span><text:span text:style-name="T3">, </text:span><text:span text:style-name="T94">and these changes </text:span><text:span text:style-name="T3">may have considerable impact on overall subscription </text:span><text:span text:style-name="T5">value</text:span><text:span text:style-name="T3">. Lastly the benefits offered to a subscriber are </text:span><text:span text:style-name="T94">primarily </text:span><text:span text:style-name="T3">based on the length and volume of subscription. Alterations to subscription content/contract makes an impact on </text:span><text:span text:style-name="T14">already determined</text:span><text:span text:style-name="T3"> benefit </text:span><text:span text:style-name="T14">value</text:span><text:span text:style-name="T3"> so as to make sure that </text:span><text:span text:style-name="T61">no </text:span><text:span text:style-name="T3">undue benefits should get passed to subscriber </text:span><text:span text:style-name="T61">in case of curtailing of subscription agreement. On the other hand subscriber should not be </text:span><text:span text:style-name="T14">deprived </text:span><text:span text:style-name="T61">of</text:span><text:span text:style-name="T14"> </text:span><text:span text:style-name="T3">additional benefits </text:span><text:span text:style-name="T61">in case of enhanced/ added</text:span><text:span text:style-name="T14"> subscription content/</text:span><text:span text:style-name="T61">duration</text:span><text:span text:style-name="T3">.</text:span></text:p>
      <text:p text:style-name="P11"/>
      <text:p text:style-name="P74"><text:span text:style-name="T94">Similar to the lifecycle of a ‘Subscription’ there is a complementary lifecycle of a’Subscriber’. A <text:s/>subscriber registered once, can span across multiple subscriptions(fresh and renewals). A subscriber can accumulate benefits such as reward points or offers across his/her subscriptions and may be allowed to use/redeem the same against the subscription value as a payment. A subscriber gains credibility through his/her subscriptions/renewals, volume of goods being subscribed, frequency of alterations in subscriptions, regularity of timely payments, ability to act as brand ambassador and attract more subscribers/subscriptions as individuals/syndicates. <text:s/>Such a periodic evaluation of a subscriber’s subscription history can allow merchant to categorize subscribers into different levels and then think of offering appropriate benefits to subscribers categorized under each levels so as to motivate them to improve upon their credibility. The benefits can be in form of more value per </text:span><text:soft-page-break/><text:span text:style-name="T94">benefit points, more offers, more flexible benefit schemes, gift hampers, surprise discounts etc. which provide a delightful experience to them. Such ‘Subscriber Relationship Management’ is also responsibility of Subscriber domain.</text:span></text:p>
      <text:p text:style-name="P50"/>
      <text:p text:style-name="P53"><text:span text:style-name="T3">Overall, Subscriber domain handles all interactions with subscriber, those related to their enrolment, registration/renewal of subscription, alterations to the agreed contracts etc. Along with these fron</text:span><text:span text:style-name="T5">t</text:span><text:span text:style-name="T3"> end operations the domain also handles background activities such as creation/recreation of deliveries, assigning latest offer prices to newly added products, vesting of benefits as per agreed schemes and only to active subscriptions etc..</text:span></text:p>
      <text:p text:style-name="P11"/>
      <text:p text:style-name="P51">Before proceeding further lets try to understand the organization of a subscription. A self explanatory one is ‘individual’ subscription, where a single subscriber subscribes for desired goods and enjoys them through periodic deliveries. Against these deliveries he/she makes payment(s)(single or in instalments) through predefined payment schemes as well as earn various benefits equivalent to loyalty, subscription value etc.</text:p>
      <text:p text:style-name="P51"/>
      <text:p text:style-name="P51">Other form of subscription organization is termed in the business model as “Syndicate”. Lets understand what it is and how impacts the overall business model.</text:p>
      <text:p text:style-name="P51"/>
      <text:h text:style-name="Heading_20_3" text:outline-level="3">Syndicates</text:h>
      <text:p text:style-name="P11"/>
      <text:p text:style-name="P55"><text:span text:style-name="T14">W</text:span><text:span text:style-name="T11">e may be aware that any voluminous business, </text:span><text:span text:style-name="T14">gains </text:span><text:span text:style-name="T73">wide spread success</text:span><text:span text:style-name="T14"> by operating on</text:span><text:span text:style-name="T11"> very low margins, </text:span><text:span text:style-name="T14">thereby passing maximum value to its customers</text:span><text:span text:style-name="T11">. </text:span><text:span text:style-name="T61">This is possible because the sheer volume and consistency of a business,</text:span><text:span text:style-name="T11"> enables it to negotiate better with its suppliers, get good deals and hence offer lucrative prices and benefits to its customers, thereby increasing its customer base significantly. </text:span></text:p>
      <text:p text:style-name="P19"/>
      <text:p text:style-name="P62"><text:span text:style-name="T11">A significant part of </text:span><text:span text:style-name="T15">business </text:span><text:span text:style-name="T11">spend is </text:span><text:span text:style-name="T73">made onto</text:span><text:span text:style-name="T15"> </text:span><text:span text:style-name="T73">operating expenses</text:span><text:span text:style-name="T11">. We have seen before that operational cost constitutes fixed operational cost such as godowns, rental premises, fixed staffing, utility charges, </text:span><text:span text:style-name="T95">stationary,</text:span><text:span text:style-name="T11"> </text:span><text:span text:style-name="T95">hardware/equipments </text:span><text:span text:style-name="T11">etc. which are relatively </text:span><text:span text:style-name="T62">less </text:span><text:span text:style-name="T11">dependent </text:span><text:span text:style-name="T62">on</text:span><text:span text:style-name="T11"> volume of business. The other component of operational cost includes variable cost, mainly dealing with logistics, supply chain and transportation of goods from suppliers or being delivered to subscribers, spread across region. These are called variable expenses because their value varies according to volume of business. </text:span><text:span text:style-name="T95">M</text:span><text:span text:style-name="T11">ore the customer base widely spread across the region more will be the distribution cost. </text:span></text:p>
      <text:p text:style-name="P20"/>
      <text:p text:style-name="P68"><text:span text:style-name="T11">The more innovative ways a merchant adopts to minimize operational cost, the more margins he </text:span><text:span text:style-name="T63">would</text:span><text:span text:style-name="T11"> gain. When we will learn </text:span><text:span text:style-name="T12">Inventory domain we will try to see some ways to minimize fixed/</text:span><text:span text:style-name="T63">variable</text:span><text:span text:style-name="T12"> operational cost. </text:span><text:span text:style-name="T63">For now lets see the opportunities to reduce operational cost through </text:span><text:span text:style-name="T95">organization</text:span><text:span text:style-name="T63"> of subscriptions. </text:span></text:p>
      <text:p text:style-name="P36"/>
      <text:p text:style-name="P68"><text:span text:style-name="T95">The</text:span><text:span text:style-name="T12"> </text:span><text:span text:style-name="T95">increase in </text:span><text:span text:style-name="T12">distribution cost </text:span><text:span text:style-name="T95">is</text:span><text:span text:style-name="T12"> </text:span><text:span text:style-name="T63">not just due to volume of subscri</text:span><text:span text:style-name="T95">ptions</text:span><text:span text:style-name="T63"> but </text:span><text:span text:style-name="T12">also because the</text:span><text:span text:style-name="T15">se </text:span><text:span text:style-name="T73">subscribers are widely spread across the </text:span><text:span text:style-name="T95">geography</text:span><text:span text:style-name="T73"> thereby impacting the doorstep delivery cost. </text:span><text:span text:style-name="T95">It increases further because</text:span><text:span text:style-name="T73"> each of them</text:span><text:span text:style-name="T15"> </text:span><text:span text:style-name="T12">expect</text:span><text:span text:style-name="T73">s his/her</text:span><text:span text:style-name="T12"> deliveries on different da</text:span><text:span text:style-name="T73">y</text:span><text:span text:style-name="T12">s and times </text:span><text:span text:style-name="T73">in a month</text:span><text:span text:style-name="T12">. </text:span></text:p>
      <text:p text:style-name="P37"/>
      <text:p text:style-name="P75"><text:span text:style-name="T15">Imagine a scenario where two subscribers living in same apartment are expecting deliveries on different dates each month. The package distribution van/</text:span><text:span text:style-name="T63">truck</text:span><text:span text:style-name="T15"> will travel to </text:span><text:span text:style-name="T16">this</text:span><text:span text:style-name="T15"> apartment address on date X to deliver package for subscriber A, and then travel to the same apartment </text:span><text:span text:style-name="T16">again </text:span><text:span text:style-name="T15">on dat</text:span><text:span text:style-name="T16">e</text:span><text:span text:style-name="T15"> Y to deliver package for subscriber B. </text:span><text:span text:style-name="T74">I</text:span><text:span text:style-name="T16">f each of them had order</text:span><text:span text:style-name="T74">ed</text:span><text:span text:style-name="T16"> 10 units of </text:span><text:span text:style-name="T74">items</text:span><text:span text:style-name="T16">, it takes 2 trips for delivering 20 units of goods </text:span><text:span text:style-name="T74">items</text:span><text:span text:style-name="T16">. </text:span><text:span text:style-name="T95">Let’s assume that one time package delivery costs Rs 70. It means total package delivery cost of 2 trips to same location will be Rs.140.</text:span></text:p>
      <text:p text:style-name="P38"><text:soft-page-break/></text:p>
      <text:p text:style-name="P75"><text:span text:style-name="T74">T</text:span><text:span text:style-name="T16">he operational cost gets divided among all the items </text:span><text:span text:style-name="T74">sold/subscribed and gets added to breakeven price of each item sold/subscribed. </text:span><text:span text:style-name="T95">In above case Rs 140 is getting distributed across( recovered from) 20 items being delivered in those 2 trips. It means delivery cost per item = 140/20 = Rs. 7 per item. Isn’t it very high? </text:span><text:span text:style-name="T74">T</text:span><text:span text:style-name="T16">he more is the distribution cost, more will be the operational cost per unit of sold goods, thereby </text:span><text:span text:style-name="T63">increasing per unit breakeven price of each item, thus </text:span><text:span text:style-name="T16">reducing overall business gains significantly. </text:span></text:p>
      <text:p text:style-name="P38"/>
      <text:p text:style-name="P76"><text:span text:style-name="T64">This scenario worsens when </text:span><text:span text:style-name="T75">delivery </text:span><text:span text:style-name="T64">volume </text:span><text:span text:style-name="T96">and value </text:span><text:span text:style-name="T75">per </text:span><text:span text:style-name="T64">subscription is less.</text:span><text:span text:style-name="T16"> </text:span><text:span text:style-name="T64">I</text:span><text:span text:style-name="T16">magine the same scenario with difference </text:span><text:span text:style-name="T64">in volume of goods order in a delivery.</text:span><text:span text:style-name="T16"> </text:span><text:span text:style-name="T64">E</text:span><text:span text:style-name="T16">ach subscriber has ordered </text:span><text:span text:style-name="T19">o</text:span><text:span text:style-name="T16">nly 5 units of goods per delivery. In this case the delivery van will still make 2 trips to the same apartment and delivers total 10 units </text:span><text:span text:style-name="T76">per month</text:span><text:span text:style-name="T16">, thereby increasing per unit distribution cost </text:span><text:span text:style-name="T96">to Rs 14</text:span><text:span text:style-name="T16">. Merchant cannot control how much volume per delivery is desired by a subscriber and obliged to deliver the same on desired date choices of each of the subscribers.</text:span></text:p>
      <text:p text:style-name="P38"/>
      <text:p text:style-name="P77"><text:span text:style-name="T16">C</text:span><text:span text:style-name="T96">onsider a case that many items in a delivery package are of low unit offer price in the range of Rs.10 to Rs 30. In such case, is it possible to add Rs.14 towards distribution cost per unit to an item of price 10,15,20,30 Rs? It may turn the purpose of voluminous business futile as neither subscribers nor merchants can afford such a huge distribution cost. Also its addition to product’s breakeven price significantly increases it thereby reducing the margins and merchant’s ability to offer these products at lowest possible price.</text:span></text:p>
      <text:p text:style-name="P38"/>
      <text:p text:style-name="P70"><text:span text:style-name="T16">W</text:span><text:span text:style-name="T76">hen the volume of business is moderate and per delivery volume is less, merchant may </text:span><text:span text:style-name="T96">simply </text:span><text:span text:style-name="T76">not afford the distribution cost and hence may be force</text:span><text:span text:style-name="T85">d</text:span><text:span text:style-name="T76"> to charge distribution expenses from subscribers. Though there is technically nothing wrong in charging the</text:span><text:span text:style-name="T99">se</text:span><text:span text:style-name="T76"> from subscribers, if the ‘per delivery’ </text:span><text:span text:style-name="T85">cost is </text:span><text:span text:style-name="T76">significant, subscribers may loose the sense of ‘convenience </text:span><text:span text:style-name="T99">with cost saving’ </text:span><text:span text:style-name="T76">and think that it would be better to physically go to market and </text:span><text:span text:style-name="T85">buy</text:span><text:span text:style-name="T76"> required goods than ordering them online. </text:span><text:span text:style-name="T77">It means there are two very important aspects of goods distribution so as to make subscription business successful. First one is the volume of goods being sold/delivered per day should be very significant so that it can absorb the distribution expenses across items being delivered. </text:span><text:span text:style-name="T78">Second is the need to ‘organize’ </text:span><text:span text:style-name="T96">subscriptions through very efficient </text:span><text:span text:style-name="T78">goods distribution process so as to minimize ‘per unit distribution cost’ as well as promote increase in business volume. Is it possible to achieve both in one strategy? Well, the ‘subscription’ nature of business comes to rescue here.</text:span></text:p>
      <text:p text:style-name="P21"><text:s/></text:p>
      <text:p text:style-name="P69"><text:span text:style-name="T79">The</text:span><text:span text:style-name="T12"> ‘subscription’ nature of business, </text:span><text:span text:style-name="T65">expects deliveries to be made to each subscriber doorsteps periodic</text:span><text:span text:style-name="T79">ally</text:span><text:span text:style-name="T65">(weekly/monthly/quarterly) for a longer time period. </text:span><text:span text:style-name="T79">The day of each delivery is fixed </text:span><text:span text:style-name="T99">for</text:span><text:span text:style-name="T79"> each period, the destination where it should be delivered is also fixed, the volume being delivered in each delivery will also be more or less same and consistent. Such a </text:span><text:span text:style-name="T65">business nature provides</text:span><text:span text:style-name="T17"> significant advantage over </text:span><text:span text:style-name="T97">the </text:span><text:span text:style-name="T17">instantaneous business</text:span><text:span text:style-name="T79">(where delivery volumes per delivery, dates, destinations all are variable)</text:span><text:span text:style-name="T17">. </text:span><text:span text:style-name="T79">This fact provides an opportunity for the subscription business to plan for supply chain much more effectively. Moreover it provides an opportunity to align the co-located deliveries on same dates. Let’s see how.</text:span></text:p>
      <text:p text:style-name="P39"/>
      <text:p text:style-name="P79"><text:span text:style-name="T12">What if </text:span><text:span text:style-name="T97">S</text:span><text:span text:style-name="T65">ubscription business</text:span><text:span text:style-name="T12"> </text:span></text:p>
      <text:p text:style-name="P78"><text:span text:style-name="T98">M</text:span><text:span text:style-name="T17">otivate</text:span><text:span text:style-name="T65">s subscribers</text:span><text:span text:style-name="T17"> to form </text:span><text:span text:style-name="T12">group</text:span><text:span text:style-name="T17">s among</text:span><text:span text:style-name="T12"> </text:span><text:span text:style-name="T65">themselves</text:span><text:span text:style-name="T12"> </text:span><text:span text:style-name="T65">based on </text:span><text:span text:style-name="T12">their </text:span><text:span text:style-name="T17">geographical </text:span><text:span text:style-name="T12">locations </text:span><text:span text:style-name="T17">AND</text:span><text:span text:style-name="T12"> </text:span></text:p>
      <text:p text:style-name="P78"><text:span text:style-name="T97">M</text:span><text:span text:style-name="T12">otivate them to align their </text:span><text:span text:style-name="T17">periodic </text:span><text:span text:style-name="T12">deliver</text:span><text:span text:style-name="T17">y timelines </text:span><text:span text:style-name="T65">on same day of each period</text:span><text:span text:style-name="T70"> </text:span><text:span text:style-name="T97">AND</text:span><text:span text:style-name="T70"> </text:span></text:p>
      <text:p text:style-name="P78"><text:span text:style-name="T97">M</text:span><text:span text:style-name="T80">otivate the to align</text:span><text:span text:style-name="T70"> their length of subscription period..</text:span><text:span text:style-name="T17"> </text:span></text:p>
      <text:p text:style-name="P52"/>
      <text:p text:style-name="P78"><text:span text:style-name="T65">In such case</text:span><text:span text:style-name="T12"> </text:span><text:span text:style-name="T65">subscription business would </text:span><text:span text:style-name="T12">consider </text:span><text:span text:style-name="T65">each</text:span><text:span text:style-name="T18"> group of ‘</text:span><text:span text:style-name="T99">virtually </text:span><text:span text:style-name="T18">colocated’ subscribers,</text:span><text:span text:style-name="T12"> as one </text:span><text:span text:style-name="T99">subscription </text:span><text:span text:style-name="T12">unit and deliveries to </text:span><text:span text:style-name="T99">entire subscription unit (</text:span><text:span text:style-name="T12">all of them</text:span><text:span text:style-name="T99">)</text:span><text:span text:style-name="T12"> </text:span><text:span text:style-name="T65">will fall </text:span><text:span text:style-name="T12">on the same </text:span><text:soft-page-break/><text:span text:style-name="T12">day/</text:span><text:span text:style-name="T80">time</text:span><text:span text:style-name="T12"> every week/month/</text:span><text:span text:style-name="T80">quarter,</text:span><text:span text:style-name="T12"> </text:span><text:span text:style-name="T65">as if it is </text:span><text:span text:style-name="T80">a </text:span><text:span text:style-name="T65">single </text:span><text:span text:style-name="T98">subscription</text:span><text:span text:style-name="T12">. </text:span><text:span text:style-name="T18">Subscriber domain </text:span><text:span text:style-name="T80">considers</text:span><text:span text:style-name="T18"> </text:span><text:span text:style-name="T65">this group subscription as a single unit, and term it</text:span><text:span text:style-name="T18"> as</text:span><text:span text:style-name="T12"> “Syndicate”.</text:span><text:span text:style-name="T18">This has following advantages</text:span></text:p>
      <text:p text:style-name="P40"/>
      <text:list xml:id="list3813875119" text:style-name="L1">
        <text:list-item>
          <text:p text:style-name="P115"><text:span text:style-name="T18">A single trip </text:span><text:span text:style-name="T66">to a same </text:span><text:span text:style-name="T99">area/locality</text:span><text:span text:style-name="T66"> of </text:span><text:span text:style-name="T99">a</text:span><text:span text:style-name="T66"> city/town, </text:span><text:span text:style-name="T18">for delivery of goods can satisfy the delivery </text:span><text:span text:style-name="T99">to</text:span><text:span text:style-name="T18"> all colocated subscribers </text:span><text:span text:style-name="T66">grouped</text:span><text:span text:style-name="T18"> </text:span><text:span text:style-name="T81">under a</text:span><text:span text:style-name="T18"> ‘syndicate’ <text:s/></text:span><text:span text:style-name="T81">which causes</text:span><text:span text:style-name="T18"> significant </text:span><text:span text:style-name="T81">reduction in distribution</text:span><text:span text:style-name="T18"> expenses and efforts put on geographically distributed deliveries. </text:span><text:span text:style-name="T66">Consider the example scenario discussed above. Now all 20 items to subscriber A and B are getting delivered in a single trip of delivery van, thereby distributing</text:span><text:span text:style-name="T18"> </text:span><text:span text:style-name="T66">transportation cost </text:span><text:span text:style-name="T81">of a single trip </text:span><text:span text:style-name="T66">among 20 items. Consider that there are more subscribers (in addition to A and B) in that ‘syndicate’ and overall volume of goods increases to 100 </text:span><text:span text:style-name="T81">units</text:span><text:span text:style-name="T66">. I</text:span><text:span text:style-name="T81">n</text:span><text:span text:style-name="T66"> this case transportation cost is distributed among 10</text:span><text:span text:style-name="T81">0</text:span><text:span text:style-name="T66"> units. This example is enough to emphasize the effectiveness of syndicate pattern to reduce operational cost.</text:span></text:p>
        </text:list-item>
        <text:list-item>
          <text:p text:style-name="P116"><text:span text:style-name="T66">D</text:span><text:span text:style-name="T99">ue to the nature of formation of </text:span><text:span text:style-name="T100">a </text:span><text:span text:style-name="T99">syndicate, </text:span><text:span text:style-name="T100">which demands </text:span><text:span text:style-name="T99">same length of subscription period by each constituent subscriber, ensures stronger commitment </text:span><text:span text:style-name="T100">by each member</text:span><text:span text:style-name="T99"> with sense of responsibility among them to complete the agree</text:span><text:span text:style-name="T101">d</text:span><text:span text:style-name="T99"> subscription period. </text:span><text:span text:style-name="T100">It helps significant reduction in ad-hoc cancellation o</text:span><text:span text:style-name="T101">f</text:span><text:span text:style-name="T100"> subscriptions (which would otherwise have been possible in case of individual subscriptions). It increases precision of various predictions being made by the merchant and helps manage the business more efficiently. Also it ensures more sustainability in business due to improved commitment on subscription length by each subscriber.</text:span></text:p>
        </text:list-item>
        <text:list-item>
          <text:p text:style-name="P117"><text:span text:style-name="T82">Some of these </text:span><text:span text:style-name="T18">savings in operational cost </text:span><text:span text:style-name="T101">are </text:span><text:span text:style-name="T82">to</text:span><text:span text:style-name="T18"> </text:span><text:span text:style-name="T66">be </text:span><text:span text:style-name="T18">pass</text:span><text:span text:style-name="T66">ed</text:span><text:span text:style-name="T18"> on to subscribers in form of rewards/benefits to motivate them </text:span><text:span text:style-name="T82">for </text:span><text:span text:style-name="T18">forming syndicates. </text:span><text:span text:style-name="T66">The value of benefits earned by syndicate</text:span><text:span text:style-name="T101">s</text:span><text:span text:style-name="T66"> will have to be considerably more than those earned by individual subscri</text:span><text:span text:style-name="T82">ptions</text:span><text:span text:style-name="T66">. </text:span><text:span text:style-name="T67">This gain difference, should motivate subscribers to engage in ‘syndicate’ fashion, instead of </text:span><text:span text:style-name="T82">adopting </text:span><text:span text:style-name="T67">individual subscriptions.</text:span></text:p>
        </text:list-item>
        <text:list-item>
          <text:p text:style-name="P117"><text:span text:style-name="T101">T</text:span><text:span text:style-name="T67">he significant </text:span><text:span text:style-name="T18">benefit </text:span><text:span text:style-name="T67">value</text:span><text:span text:style-name="T18"> </text:span><text:span text:style-name="T67">offered to syndicates, </text:span><text:span text:style-name="T18">inspire subscribers to </text:span><text:span text:style-name="T67">promote subscription business among their near and dear ones, in an attempt to form </text:span><text:span text:style-name="T82">their own </text:span><text:span text:style-name="T67">syndicates </text:span><text:span text:style-name="T82">and</text:span><text:span text:style-name="T67"> </text:span><text:span text:style-name="T18">add on more subscribers </text:span><text:span text:style-name="T67">to it, </text:span><text:span text:style-name="T18">thereby increasing overall customer base for the merchant. </text:span><text:span text:style-name="T101">An existing customer has now started acting as a brand ambassador of the subscription business and motivates more of his neighbourhood to join with him in it.</text:span></text:p>
        </text:list-item>
      </text:list>
      <text:p text:style-name="P14"/>
      <text:p text:style-name="P66"><text:span text:style-name="T70">As we </text:span><text:span text:style-name="T83">are discussing</text:span><text:span text:style-name="T70"> the concept of syndicates, we need to define some ground rules associated with it. This is because subscribers having different needs, different volumes expected, different psychologies are coming together under a syndicate, so it would be essential to bind them with set of rules, not to harm their flexibility but to ensure that volatility in engagement in a syndicate should not harm the entire syndicate </text:span><text:span text:style-name="T84">as well as </text:span><text:span text:style-name="T101">to the </text:span><text:span text:style-name="T84">merchant</text:span><text:span text:style-name="T70">.</text:span></text:p>
      <text:p text:style-name="P41"/>
      <text:p text:style-name="P80"><text:span text:style-name="T70">All child subscriptions under a syndicate should have same subscription period. Consider a scenario that 4 child subscriptions are covered under a registered syndicate and 3 out 4 are ending in 3 months whereas the 4</text:span><text:span text:style-name="T2">th</text:span><text:span text:style-name="T70"> one lasts for a year. </text:span><text:span text:style-name="T101">A</text:span><text:span text:style-name="T70">fter 3 months, such an agreement can </text:span><text:span text:style-name="T101">no more</text:span><text:span text:style-name="T70"> be considered as a syndicate </text:span><text:span text:style-name="T85">as the actual syndicate lasted for only 3 months, and there was only one subscription left in the syndicates for remaining period, thereby violating the philosophy of syndicate</text:span><text:span text:style-name="T70">. </text:span><text:span text:style-name="T101">IN such case the remaining active subscription(s) should be turned into individual subscription(s) and treated accordingly.</text:span></text:p>
      <text:p text:style-name="P127"/>
      <text:p text:style-name="P81"><text:span text:style-name="T102">There should a criteria of</text:span><text:span text:style-name="T71"> minimum total subscription value </text:span><text:span text:style-name="T102">of a </text:span><text:span text:style-name="T103">group subscription </text:span><text:span text:style-name="T71">in order to qualify </text:span><text:span text:style-name="T103">that</text:span><text:span text:style-name="T71"> group subscription as ‘syndicate’. </text:span><text:span text:style-name="T86">For example: If there are 4 subscriptions grouped </text:span><text:span text:style-name="T104">together with an intent to form a syndicate</text:span><text:span text:style-name="T86"> and each </text:span><text:span text:style-name="T104">one </text:span><text:span text:style-name="T86">is ordering only 3-4 units of low value, then overall syndicate subscription value may be less than set threshold </text:span><text:span text:style-name="T104">for total value </text:span><text:span text:style-name="T86">(say threshold is set at 40,000 currency units, and total syndicate value is only 20,000 currency units). In such case the delivery cost still superimposes </text:span><text:span text:style-name="T104">over</text:span><text:span text:style-name="T86"> the benefits achieved by forming syndicates. So merchant may not want to offer ‘syndicate’ specific benefits to such syndicates.</text:span><text:span text:style-name="T71"> Some may wish to </text:span><text:soft-page-break/><text:span text:style-name="T71">impose minimum child subscription value of each participating child subscription to qualify a group as syndicate.</text:span></text:p>
      <text:p text:style-name="P41"/>
      <text:p text:style-name="P82"><text:span text:style-name="T105">Assuming that the above rule of total subscription value is satisfied, there is a rule related to delivery periodicities and dates to ensure that delivery dates os subscriptions in a syndicate must align. The d</text:span><text:span text:style-name="T106">elivery periodicities/</text:span><text:span text:style-name="T107">frequencies</text:span><text:span text:style-name="T106"> of </text:span><text:span text:style-name="T111">individual</text:span><text:span text:style-name="T106"> child subscriptions may be different but their delivery days </text:span><text:span text:style-name="T107">must</text:span><text:span text:style-name="T106"> align. For example one </text:span><text:span text:style-name="T111">of the </text:span><text:span text:style-name="T106">subscriber</text:span><text:span text:style-name="T111">s</text:span><text:span text:style-name="T106"> has subscribed for monthly deliveries whereas another one has subscribed for quarterly deliver</text:span><text:span text:style-name="T108">ies</text:span><text:span text:style-name="T106">. In both cases their delivery dates in a quarter should align. </text:span></text:p>
      <text:p text:style-name="P128"/>
      <text:p text:style-name="P82"><text:span text:style-name="T111">There can be an additional level of stringency in the rule related to alignment of delivery dates. I</text:span><text:span text:style-name="T106">n case the delivery periodicities of individual child subscriptions are different, then child subscription</text:span><text:span text:style-name="T109">s</text:span><text:span text:style-name="T106"> will gain ‘syndicate’ specific benefits only </text:span><text:span text:style-name="T109">for the ‘all’ aligned</text:span><text:span text:style-name="T106"> deliver</text:span><text:span text:style-name="T109">ies</text:span><text:span text:style-name="T106">. </text:span><text:span text:style-name="T109">Example: In case two child subscriptions have monthly deliveries and have aligned deliveries each month, and third child subscription has quarterly delivery, where it aligns with remaining two subscription only once in a quarter then all three subscriptions will gain ‘syndicate’ specific benefits only for their quarterly deliveries.</text:span><text:span text:style-name="T106"> </text:span><text:span text:style-name="T111">There can be exemptions in this rule based on alignment criteria which different merchants may apply differently.</text:span><text:span text:style-name="T110"> </text:span><text:span text:style-name="T111">Some may wish to pass on syndicate specific benefits on all deliveries in a syndicate even if 60% of total deliveries align on dates, some may wish to be more strict and may allow complete benefits only if 80% or 100% of deliveries align on all delivery dates. Else in default case syndicate specific benefits are offered only on all aligned deliveries.</text:span></text:p>
      <text:p text:style-name="P42"/>
      <text:p text:style-name="P83"><text:span text:style-name="T70">The syndicate </text:span><text:span text:style-name="T112">specific </text:span><text:span text:style-name="T70">benefits are accumulated and passed on to all child subscription at the end of stipulate</text:span><text:span text:style-name="T71">d</text:span><text:span text:style-name="T70"> subscription period. In case any of the </text:span><text:span text:style-name="T86">child subscriptions</text:span><text:span text:style-name="T70"> OR X% of child subscriptions cancels out their subscription, before </text:span><text:span text:style-name="T86">agreed syndicate </text:span><text:span text:style-name="T70">end date, then the syndicate will </text:span><text:span text:style-name="T86">be considered to be </text:span><text:span text:style-name="T70">end</text:span><text:span text:style-name="T86">ed</text:span><text:span text:style-name="T70"> and benefit</text:span><text:span text:style-name="T86">s</text:span><text:span text:style-name="T70"> will </text:span><text:span text:style-name="T86">be recalculated only for the active period when entire syndicate subscription was active.</text:span><text:span text:style-name="T70"> </text:span><text:span text:style-name="T86">In such case decision on passing any benefits will depend upon period, volume and value of the syndicate subscription only for its active period. In case the value of active syndicate is less than set threshold for </text:span><text:span text:style-name="T113">syndicate specific </text:span><text:span text:style-name="T86">benefits, then no </text:span><text:span text:style-name="T113">such </text:span><text:span text:style-name="T86">benefits will be passed on to its child subscriptions. If it is more than the threshold then benefits equivalent to its value will be passed on to child subscriptions.</text:span><text:span text:style-name="T70"> </text:span></text:p>
      <text:p text:style-name="P129"/>
      <text:p text:style-name="P83"><text:span text:style-name="T113">In case of cancellation of any of the child subscription in a syndicate due to inadvertent reasons, a</text:span><text:span text:style-name="T87">fter </text:span><text:span text:style-name="T113">such a </text:span><text:span text:style-name="T87">cancellation , the syndicate may </text:span><text:span text:style-name="T113">still </text:span><text:span text:style-name="T87">be permitted to operate as syndicate if its total subscription value is still above threshold. Else the syndicate is closed and remaining</text:span><text:span text:style-name="T71"> ongoing active subscriptions will be treated as individual subscriptions </text:span><text:span text:style-name="T87">then onwards</text:span><text:span text:style-name="T71">.</text:span></text:p>
      <text:p text:style-name="P42"/>
      <text:p text:style-name="P67"><text:span text:style-name="T87">The same rule of minimum threshold </text:span><text:span text:style-name="T113">of total </text:span><text:span text:style-name="T87">syndicate value applies to the cancellation of some items from child subscriptions or cancellation of some deliveries. </text:span><text:span text:style-name="T71">I</text:span><text:span text:style-name="T72">n case of cancellation of content of some/remaining deliveries, but not cancelling entire subscription </text:span><text:span text:style-name="T87">the syndicate value of residual subscriptions is recalculated and compared with set threshold </text:span><text:span text:style-name="T113">of total syndicate value</text:span><text:span text:style-name="T87">. In case it is found to be less than the threshold then syndicate is closed and child subscriptions are treated as individual subscriptions then onwards. I</text:span><text:span text:style-name="T113">n</text:span><text:span text:style-name="T87"> case it is more then benefits associated with syndicate get recalculated on residual syndicate value and those override benefits calculated earlier.</text:span></text:p>
      <text:p text:style-name="P44"/>
      <text:p text:style-name="P84"><text:span text:style-name="T113">B</text:span><text:span text:style-name="T87">enefits are determined at the e</text:span><text:span text:style-name="T113">n</text:span><text:span text:style-name="T87">d of syndicate period. In unforeseen scenarios syndicate may end prior to its earlier agreed end date. In such case benefits are determined on total syndicate value delivered until the end of the syndicate and it will override the benefits value determined earlier. I</text:span><text:span text:style-name="T114">n</text:span><text:span text:style-name="T87"> this case the syndicate specific benefits are not calculated on remaining active child subscriptions after syndicate ends. These subscriptions may get other benefits/rewards specific to their subscription value/loyalty etc. but not syndicate specific benefits after its closure. </text:span></text:p>
      <text:p text:style-name="P43"/>
      <text:p text:style-name="P88"><text:soft-page-break/><text:span text:style-name="T71">W</text:span><text:span text:style-name="T3">hen a syndicate ends and benefits are calculated on it, it gets distributed among all child subscriptions proportional to each subscription value.</text:span></text:p>
      <text:p text:style-name="P130"/>
      <text:p text:style-name="P131">Syndicate specific benefits (as we have referred every where) will be the main motivation behind formation and execution of syndicates and it should be significantly more than the various gains and benefits that subscribers are otherwise obtaining without getting into syndicates. In Benefits domain, we will see in detail the nature of benefits those can be offered for promoting syndicates.</text:p>
      <text:p text:style-name="P42"/>
      <text:p text:style-name="P63"><text:span text:style-name="T19">In short, gaining subscribers and subscriptions is not the only important aspect </text:span><text:span text:style-name="T68">of subscription</text:span><text:span text:style-name="T19"> business, but to organize them, so as to increase </text:span><text:span text:style-name="T68">and retain </text:span><text:span text:style-name="T19">customer base is also equally important.</text:span></text:p>
      <text:p text:style-name="P18"/>
      <text:p text:style-name="P11"/>
      <text:p text:style-name="P87"><text:span text:style-name="T138">Roles and Responsibilities </text:span><text:span text:style-name="T140">Of Subscriber Domain</text:span></text:p>
      <text:p text:style-name="P45"/>
      <text:p text:style-name="P53"><text:span text:style-name="T3">Now let’s see </text:span><text:span text:style-name="T6">the </text:span><text:span text:style-name="T3">responsibilities </text:span><text:span text:style-name="T6">of Subscriber Domain</text:span><text:span text:style-name="T3">.</text:span></text:p>
      <text:list xml:id="list2016090886" text:style-name="L2">
        <text:list-item>
          <text:p text:style-name="P132">Define Rules for subscription <text:span text:style-name="T137">(it includes rules for syndicates)</text:span></text:p>
        </text:list-item>
        <text:list-item>
          <text:p text:style-name="P133">Forecasting of new, churned, total subscribers <text:span text:style-name="T141">(</text:span><text:span text:style-name="T136">in various dimensions</text:span><text:span text:style-name="T141">)</text:span></text:p>
        </text:list-item>
        <text:list-item>
          <text:p text:style-name="P134">Forecasting of new, churned, total subscriptions <text:span text:style-name="T141">(</text:span><text:span text:style-name="T136">in various dimensions</text:span><text:span text:style-name="T141">)</text:span></text:p>
        </text:list-item>
        <text:list-item>
          <text:p text:style-name="P118"><text:span text:style-name="T91">Forecasting of number of deliveries </text:span><text:span text:style-name="T115">(</text:span><text:span text:style-name="T69">in various dimensions</text:span><text:span text:style-name="T115">)</text:span><text:span text:style-name="T69">.</text:span></text:p>
        </text:list-item>
        <text:list-item>
          <text:p text:style-name="P135">Register a new product when it is activated <text:span text:style-name="T141">(in Product domain) </text:span>for subscription business</text:p>
        </text:list-item>
        <text:list-item>
          <text:p text:style-name="P119"><text:span text:style-name="T90">Register a new payment scheme when it gets </text:span><text:span text:style-name="T115">registered</text:span><text:span text:style-name="T90"> </text:span><text:span text:style-name="T115">in</text:span><text:span text:style-name="T90"> Payments domain. </text:span></text:p>
        </text:list-item>
        <text:list-item>
          <text:p text:style-name="P119"><text:span text:style-name="T90">Register a new benefit scheme when it gets </text:span><text:span text:style-name="T115">registered in</text:span><text:span text:style-name="T90"> Benefits domain.</text:span></text:p>
        </text:list-item>
        <text:list-item>
          <text:p text:style-name="P136">Register changes to stock of each product <text:span text:style-name="T141">when these changes happen in Inventory domain.</text:span></text:p>
        </text:list-item>
        <text:list-item>
          <text:p text:style-name="P137">Subscriber enrolment </text:p>
        </text:list-item>
        <text:list-item>
          <text:p text:style-name="P120"><text:span text:style-name="T6">Subscription registration, </text:span><text:span text:style-name="T69">as an individual or as a syndicate</text:span></text:p>
        </text:list-item>
        <text:list-item>
          <text:p text:style-name="P138">Alterations to the subscription content, periodicity, duration.</text:p>
        </text:list-item>
        <text:list-item>
          <text:p text:style-name="P121"><text:span text:style-name="T116">Register</text:span><text:span text:style-name="T89"> </text:span><text:span text:style-name="T92">changes in </text:span><text:span text:style-name="T89">offer prices/discount percentages for products and use them for new/updating subscriptions </text:span><text:span text:style-name="T116">to</text:span><text:span text:style-name="T89"> determine revised subscription value.</text:span></text:p>
        </text:list-item>
        <text:list-item>
          <text:p text:style-name="P122"><text:span text:style-name="T6">Prepare deliveries and inform delivery details to inventory domain for their dispatch</text:span><text:span text:style-name="T69">ing</text:span></text:p>
        </text:list-item>
        <text:list-item>
          <text:p text:style-name="P138">Cancellation of subscriptions</text:p>
        </text:list-item>
        <text:list-item>
          <text:p text:style-name="P138">Renewal of subscription</text:p>
        </text:list-item>
        <text:list-item>
          <text:p text:style-name="P139">Updating forecasts made on Subscribers, Subscriptions, Deliveries when deviation between forecast and actuals crosses set threshold.</text:p>
        </text:list-item>
        <text:list-item>
          <text:p text:style-name="P123"><text:span text:style-name="T88">Use subscriber forecasts to determine benefit schemes for attracting </text:span><text:span text:style-name="T117">new</text:span><text:span text:style-name="T88"> subscribers as well as motivating existing subscribers to renew their subscriptions.</text:span></text:p>
        </text:list-item>
        <text:list-item>
          <text:p text:style-name="P140">Use subscription forecasts to determine benefit schemes for motivating subscribers to subscribe for more value of subscriptions.</text:p>
        </text:list-item>
        <text:list-item>
          <text:p text:style-name="P140">Use forecasts on subscription renewals and <text:span text:style-name="T139">those on </text:span>total subscriptions to determine strategies to motivate subscribers to renew their subscriptions.</text:p>
        </text:list-item>
        <text:list-item>
          <text:p text:style-name="P123"><text:span text:style-name="T88">Use forecasts on individual subscriptions as well as those on syndicate</text:span><text:span text:style-name="T117">s </text:span><text:span text:style-name="T88">and determine </text:span><text:span text:style-name="T117">strategies</text:span><text:span text:style-name="T88"> for motivating subscribers for engaging into syndicate</text:span><text:span text:style-name="T117">s</text:span><text:span text:style-name="T88">.</text:span></text:p>
        </text:list-item>
        <text:list-item>
          <text:p text:style-name="P123"><text:span text:style-name="T88">Use </text:span><text:span text:style-name="T117">subscription </text:span><text:span text:style-name="T88">forecasts to determine </text:span><text:span text:style-name="T117">changes</text:span><text:span text:style-name="T88"> in </text:span><text:span text:style-name="T117">allotted </text:span><text:span text:style-name="T88">budget, if any, for operational expenses and provision for the same.</text:span></text:p>
        </text:list-item>
        <text:list-item>
          <text:p text:style-name="P124"><text:span text:style-name="T88">Use </text:span><text:span text:style-name="T117">subscription </text:span><text:span text:style-name="T88">forecasts to determine </text:span><text:span text:style-name="T117">changes</text:span><text:span text:style-name="T88"> in </text:span><text:span text:style-name="T117">allotted</text:span><text:span text:style-name="T88"> budget, if any, </text:span><text:span text:style-name="T89">for taxes and provision for the same.</text:span></text:p>
        </text:list-item>
        <text:list-item>
          <text:p text:style-name="P143"><text:span text:style-name="T89">U</text:span><text:span text:style-name="T3">se forecasts on subscription churns against those on total subscriptions to determine strategies to reduce churn percentage.</text:span></text:p>
        </text:list-item>
        <text:list-item>
          <text:p text:style-name="P132">Add benefits/reward points to subscriber account.</text:p>
        </text:list-item>
        <text:list-item>
          <text:p text:style-name="P125"><text:span text:style-name="T91">Redeem benefits/reward points </text:span><text:span text:style-name="T118">through various means</text:span><text:span text:style-name="T91">.</text:span></text:p>
        </text:list-item>
        <text:list-item>
          <text:p text:style-name="P144"><text:span text:style-name="T3">Send dispatched delivery details to Payments domain for </text:span><text:span text:style-name="T8">reconciliation</text:span><text:span text:style-name="T3"> of received payment </text:span><text:span text:style-name="T8">instalments</text:span><text:span text:style-name="T3"> against dispatched deliveries.</text:span></text:p>
        </text:list-item>
        <text:list-item>
          <text:p text:style-name="P141">Approve/hold deliveries based on payments/instalments received.</text:p>
        </text:list-item>
        <text:list-item>
          <text:p text:style-name="P145"><text:soft-page-break/><text:span text:style-name="T69">D</text:span><text:span text:style-name="T3">etermine the remaining value of subscription, in case of its cancellation and pass it on to Payments domain and process refunds if eligible.</text:span></text:p>
        </text:list-item>
        <text:list-item>
          <text:p text:style-name="P144"><text:span text:style-name="T69">C</text:span><text:span text:style-name="T3">lose subscription after completion.</text:span></text:p>
        </text:list-item>
        <text:list-item>
          <text:p text:style-name="P146"><text:span text:style-name="T7">U</text:span><text:span text:style-name="T3">nregister subscriber.</text:span></text:p>
        </text:list-item>
      </text:list>
      <text:p text:style-name="P16"/>
      <text:p text:style-name="P13"/>
      <text:h text:style-name="P107" text:outline-level="3">Lifecycle</text:h>
      <text:p text:style-name="P11"/>
      <text:p text:style-name="P46">We have seen the exhaustive list of responsibilities those need to be carried out by Subscriber domain in overall subscription business. Now lets align them in the order in which they should be carried out, in order to derive a meaningful lifecycle of the Subscriber domain. This lifecycle then can act as set of guidelines for those who will drive Subscriber domain manually, or for those who will implement a meaningful software solution for Subscriber domain.</text:p>
      <text:p text:style-name="P11"/>
      <text:h text:style-name="P2" text:outline-level="4">Define rules for subscription</text:h>
      <text:p text:style-name="P17"/>
      <text:p text:style-name="P56"><text:span text:style-name="T9">The provider of subscription business may wish to set certain rules through which he/she may want to impose certain limits or restrictions on subscribers/subscriptions so as to run the business in controlled manner. Some </text:span><text:span text:style-name="T56">examples </text:span><text:span text:style-name="T9">of these rules can be as follows</text:span></text:p>
      <text:p text:style-name="P47"/>
      <text:p text:style-name="P64"><text:span text:style-name="T27">Permission </text:span><text:span text:style-name="T28">for</text:span><text:span text:style-name="T27"> Syndicates in subscription</text:span><text:span text:style-name="T69">: </text:span><text:span text:style-name="T40">We have discussed the notion of syndicates above. Merchant can decide if </text:span><text:span text:style-name="T49">he/she</text:span><text:span text:style-name="T40"> wishes to allow syndicates to be formed. Though syndicates are extremely useful in reducing operational expenses, </text:span><text:span text:style-name="T45">their management is extremely complex. Moreover </text:span><text:span text:style-name="T40">they demand significantly more benefits to be offered to their beneficiary subscribers than those offered to individual subscriptions. <text:s/>So it may prove to be feasible only after certain volume of business </text:span><text:span text:style-name="T45">OR only after an appropriate software ecosystem is in place to manage the complexities associated with it</text:span><text:span text:style-name="T40">. </text:span></text:p>
      <text:p text:style-name="P28"/>
      <text:p text:style-name="P64"><text:span text:style-name="T45">Further to it,</text:span><text:span text:style-name="T40"> allowing syndicates is going to significantly impact overall subscription business rules </text:span><text:span text:style-name="T41">in various areas</text:span><text:span text:style-name="T40">, </text:span><text:span text:style-name="T45">different</text:span><text:span text:style-name="T41"> </text:span><text:span text:style-name="T40">benefit schemes, </text:span><text:span text:style-name="T45">added </text:span><text:span text:style-name="T41">rules for </text:span><text:span text:style-name="T40">payment</text:span><text:span text:style-name="T45">s/payment</text:span><text:span text:style-name="T40"> schemes, <text:s/></text:span><text:span text:style-name="T45">added </text:span><text:span text:style-name="T41">rules for </text:span><text:span text:style-name="T40">subscription content modifications, renewals, handling of defaults/exception cases etc. In case merchant is </text:span><text:span text:style-name="T49">going</text:span><text:span text:style-name="T40"> to manage subscription business manually then managing syndicates at lo</text:span><text:span text:style-name="T41">w</text:span><text:span text:style-name="T40">er business scale may cause significant overhead cost for him/her. </text:span><text:span text:style-name="T42"><text:s/></text:span><text:span text:style-name="T46">Hence business should determine if it is going to allow the ecosystem associated with syndicate or not. If the answer is “yes” then it should define additional rules associated with Subscriber domain as well as many other domains to manage it.</text:span></text:p>
      <text:p text:style-name="P48"/>
      <text:p text:style-name="P65"><text:span text:style-name="T20">N</text:span><text:span text:style-name="T27">umber of subscribers permissible in each </text:span><text:span text:style-name="T29">syndicate</text:span><text:span text:style-name="T27">: </text:span><text:span text:style-name="T42">In case syndicates are allowed to be formed, then merchant may wish to determine the upper limits o</text:span><text:span text:style-name="T46">n number of</text:span><text:span text:style-name="T42"> </text:span><text:span text:style-name="T44">child subscriptions</text:span><text:span text:style-name="T42"> subscribing under a syndicate. This may be required for the following reasons.</text:span></text:p>
      <text:p text:style-name="P29"/>
      <text:p text:style-name="P29">To prevent the misuse of syndicates by other merchants to buy voluminous goods periodically at discounted prices and <text:span text:style-name="T142">with </text:span>added benefits and then resell them back in retail markets through other means.</text:p>
      <text:p text:style-name="P30"/>
      <text:p text:style-name="P71"><text:span text:style-name="T42">T</text:span><text:span text:style-name="T46">here is a likelihood of humans with different psychologies, expectations and value may come together to form syndicates and hence syndicates having large number of members may not </text:span><text:span text:style-name="T49">succeed</text:span><text:span text:style-name="T46">, due differences in opinions, changes in logistics of some members, changes in economical statuses of individuals, emergencies at individual levels etc. This uncertainty grows with the size of a syndicate.</text:span></text:p>
      <text:p text:style-name="P31"/>
      <text:p text:style-name="P85"><text:soft-page-break/><text:span text:style-name="T50">M</text:span><text:span text:style-name="T42">anag</text:span><text:span text:style-name="T50">ing</text:span><text:span text:style-name="T42"> subscription lifecycle effectively </text:span><text:span text:style-name="T47">without impacting majority of subscribers and thereby ensuring highest level of confidence in this business model </text:span><text:span text:style-name="T50">is possible only through optimum size of syndicates</text:span><text:span text:style-name="T42">. </text:span><text:span text:style-name="T43">Consider a scenario that some of the child subscriptions in a big syndicates pays off regularly and no defaults are observed, </text:span><text:span text:style-name="T44">whereas</text:span><text:span text:style-name="T43"> some of them </text:span><text:span text:style-name="T44">have</text:span><text:span text:style-name="T43"> defaulted since long time and </text:span><text:span text:style-name="T44">hence</text:span><text:span text:style-name="T43"> business may decide not to supply goods until they pay off their dues. In such case effectiveness of syndicates has significantly reduced and their management cost has increased. </text:span><text:span text:style-name="T50">Merchant may impose a rule that in case of any defaults, entire syndicate will be deprived of associated benefits. In case of large syndicate, it will impact large number of subscribers.</text:span></text:p>
      <text:p text:style-name="P85"><text:span text:style-name="T50">M</text:span><text:span text:style-name="T43">erchant </text:span><text:span text:style-name="T50">may wish to</text:span><text:span text:style-name="T43"> impose </text:span><text:span text:style-name="T50">a</text:span><text:span text:style-name="T43"> disciplinary rule, that in case of </text:span><text:span text:style-name="T44">N</text:span><text:span text:style-name="T47">(or even single)</text:span><text:span text:style-name="T43"> defaults by any child subscription under a </text:span><text:span text:style-name="T50">syndicate,</text:span><text:span text:style-name="T43"> entire syndicate will stop receiving their </text:span><text:span text:style-name="T50">goods.</text:span><text:span text:style-name="T43"> </text:span><text:span text:style-name="T50">This too will have a significant impact in case of</text:span><text:span text:style-name="T43"> large syndicates, </text:span><text:span text:style-name="T50">and</text:span><text:span text:style-name="T43"> </text:span><text:span text:style-name="T50">may</text:span><text:span text:style-name="T43"> </text:span><text:span text:style-name="T44">adversely </text:span><text:span text:style-name="T43">impact </text:span><text:span text:style-name="T50">even</text:span><text:span text:style-name="T43"> regularly paying child subscriptions. </text:span><text:span text:style-name="T50">All such scenario may contribute to</text:span><text:span text:style-name="T43"> increasing and spreading negative sentiments about </text:span><text:span text:style-name="T47">the business and</text:span><text:span text:style-name="T43"> subscription </text:span><text:span text:style-name="T47">model</text:span><text:span text:style-name="T43">. </text:span><text:span text:style-name="T47">In case of smaller synd</text:span><text:span text:style-name="T48">i</text:span><text:span text:style-name="T47">cates, in worst cases where some disciplinary actions become inevitable, it will impact minimum </text:span><text:span text:style-name="T50">number of </text:span><text:span text:style-name="T47">subscribers.</text:span></text:p>
      <text:p text:style-name="P32"/>
      <text:p text:style-name="P65"><text:span text:style-name="T50">M</text:span><text:span text:style-name="T42">anage</text:span><text:span text:style-name="T50">ment of</text:span><text:span text:style-name="T42"> offered benefits more effectively </text:span><text:span text:style-name="T50">is possible in optimum sized syndicates as opposed to large syndicates</text:span><text:span text:style-name="T42">. Consider a scenario where a huge number of subscribers have subscribed under a single syndicate. They would expect benefits equivalent to their syndicate size. Though formation of syndicates reduce distribution cost significantly, it has its limited share in overall operational cost and thus </text:span><text:span text:style-name="T44">have limited impact on the </text:span><text:span text:style-name="T42">margins earned by merchant due to them. Beyond certain limit merchant may not be able to </text:span><text:span text:style-name="T48">pass on</text:span><text:span text:style-name="T42"> benefit value to the syndicates, irrespective of their </text:span><text:span text:style-name="T48">member</text:span><text:span text:style-name="T42"> volume. This may demotivate people joining syndicates and they may not see any benefits in subscribing to their needs. So a controlled volume of child subscription</text:span><text:span text:style-name="T50">s</text:span><text:span text:style-name="T42"> should be allowed under a syndicate, and if the number is growing beyond that then there should be a new syndicate subscription to be formed.</text:span></text:p>
      <text:p text:style-name="P29"/>
      <text:p text:style-name="P72"><text:span text:style-name="T48">Li</text:span><text:span text:style-name="T44">miting syndicate sizing may motivate members willing to join syndicate, to </text:span><text:span text:style-name="T48">form their own syndicates by </text:span><text:span text:style-name="T44">find</text:span><text:span text:style-name="T48">ing</text:span><text:span text:style-name="T44"> </text:span><text:span text:style-name="T48">likeminded member’s</text:span><text:span text:style-name="T44"> subscriptions joining them. This </text:span><text:span text:style-name="T48">will also</text:span><text:span text:style-name="T44"> </text:span><text:span text:style-name="T48">leverage</text:span><text:span text:style-name="T44"> </text:span><text:span text:style-name="T48">existing </text:span><text:span text:style-name="T44">subscribers act</text:span><text:span text:style-name="T48">ing</text:span><text:span text:style-name="T44"> as brand ambassadors, spreading the word on subscription model and its effectiveness in increasing customer gains </text:span><text:span text:style-name="T48">and making efforts to join other members to them so as to form syndicates.</text:span><text:span text:style-name="T44"> </text:span></text:p>
      <text:p text:style-name="P29"/>
      <text:p text:style-name="P49"/>
      <text:p text:style-name="P56"><text:span text:style-name="T20">Maximum Permissible Subscription Value</text:span><text:span text:style-name="T10">: </text:span><text:span text:style-name="T9">Since subscription business is a volume business where huge number of subscribers consuming humongous volume of goods, it is possible for the merchants to offer very lucrative prices to their subscribers, as the</text:span><text:span text:style-name="T119">y</text:span><text:span text:style-name="T9"> are dealing in voluminous consumption of goods. This may tempt other merchants/retailers/wholesalers/distributors to buy large volumes of goods </text:span><text:span text:style-name="T31">by pretending themselves </text:span><text:span text:style-name="T9">as subscribers, at significantly discounted prices and then sell these goods at </text:span><text:span text:style-name="T31">MRP/</text:span><text:span text:style-name="T9">relatively </text:span><text:span text:style-name="T119">higher</text:span><text:span text:style-name="T9"> prices. Subscription business aims to benefits end customers only and should not be misused by </text:span><text:span text:style-name="T119">other </text:span><text:span text:style-name="T9">merchants for profit stealing. Hence Subscription provider/merchant may wish to impose restriction on maximum amount of subscription allowed. Typical retailer customers family sizes which drive their buying patterns in a region, can be well understood by </text:span><text:span text:style-name="T119">subscription</text:span><text:span text:style-name="T9"> provider</text:span><text:span text:style-name="T119">s</text:span><text:span text:style-name="T9"> and accordingly </text:span><text:span text:style-name="T119">they</text:span><text:span text:style-name="T9"> can impose restriction</text:span><text:span text:style-name="T31">s</text:span><text:span text:style-name="T9"> on total permissible subscription value. For example: In case of retail business (say groceries and household items) A typical Indian family will have 4 to 6 members in a family and hence their annual spend on household items and groceries can be in the range of Rs. 60,000 to Rs. 1,00,000. So it merchant may seek to impose max permissible subscription value to say 1,20,000 </text:span><text:span text:style-name="T119">currency units </text:span><text:span text:style-name="T9">per subscription.</text:span></text:p>
      <text:p text:style-name="P17"/>
      <text:p text:style-name="P86"><text:span text:style-name="T9">T</text:span><text:span text:style-name="T119">he same gets applied to syndicates as well. As the above rule imposes restrictions on maximum number of child subscriptions in a syndicates, and this rule imposes restrictions on maximum subscription value per subscription, their resultant sum will become the rule of maximum </text:span><text:soft-page-break/><text:span text:style-name="T119">permissible subscription value for a syndicate. For example, merchant has set max subscription value per subscription to be 120000 CU and the maximum number of subscriptions allowed in a syndicate is 6. It means maximum permissible subscription value for a syndicate will be 120000 * 6 = 720000 CU. <text:s/>It is upto the merchant if he/she wishes to impose both rules to a syndicate or only the later one. In case the rule of <text:s/>maximum permissible subscription value for a syndicate is the only one imposed, then some child subscriptions child subscriptions in a syndicate can subscribe for more than 120000 CU, if some others have subscribed for <text:s/>a lesser value. This is because merchant has decided to impose only “max subscription value per syndicate” rule for a syndicate and not to impose “max subscription value per individual subscription” here. IN case both rules are to be applied to a syndicate then any child subscription in a syndicate cannot cross the limit of 120000 CU even if overall syndicate subscription value is lesser than 720000 CU.</text:span></text:p>
      <text:p text:style-name="P17"/>
      <text:p text:style-name="P57"><text:span text:style-name="T20">M</text:span><text:span text:style-name="T21">inimum subscription value for discount eligibility</text:span><text:span text:style-name="T31">: The benefits schemes are run by the merchant to motivate subscribers to buy more volume of goods (and for longer period). In order </text:span><text:span text:style-name="T120">to </text:span><text:span text:style-name="T31">achieve this he/she may set control on allowing discounts/benefits/rewards to those subscribers who purchase volume of goods equ</text:span><text:span text:style-name="T120">al</text:span><text:span text:style-name="T31"> to or more than the set threshold subscription value. This threshold should be set by carefully studying the minimum goods buying pattern of the lowest economical category customers so that, those customers who are fulfilling their minimum periodic needs should not be deprived form these benefits. The threshold should also ensure that those subscribers who are have very nominal subscription value may not claim these benefits but may get motivated to add up little bit more to their subscription portfolio to be eligible for the same. The same can also be achieved through benefit schemes definitions. We will see more about benefit schemes, under Benefits domain.</text:span></text:p>
      <text:p text:style-name="P33"/>
      <text:p text:style-name="P57"><text:span text:style-name="T21">Maximum Permissible discount: </text:span><text:span text:style-name="T32">Various benefits schemes are run by a merchant to promote business. There should be adequate budget provisions made for each of these benefit schemes. </text:span><text:span text:style-name="T33">How much budget to provision usually depends on business strategy at a given point of time. A newly set up business may not yield any gains for initial period and may wish to provision considerable amount on promotional measures. A stable running business may provision a portion of its gains towards these benefits, more is the gain more will be the provision. In either case it is essential to ensure that the benefits should be well distributed horizontally across wider customer base instead of offered </text:span><text:span text:style-name="T51">to </text:span><text:span text:style-name="T33">only a limited number </text:span><text:span text:style-name="T51">of </text:span><text:span text:style-name="T33">very high subscription value subscriber</text:span><text:span text:style-name="T51">s</text:span><text:span text:style-name="T33">. </text:span><text:span text:style-name="T51">I</text:span><text:span text:style-name="T33">t may be wise for the merchants to set upper thresholds on the benefits awarded to a single subscriber. This threshold can be set to a fixed value or may be proportional to the subscription value. It can as well be a tiered set of thresholds for each range of subscription value.</text:span></text:p>
      <text:p text:style-name="P22"/>
      <text:p text:style-name="P58"><text:span text:style-name="T22">Minimum subscription value eligible for free shipping: </text:span><text:span text:style-name="T33">I would recon these kind of controls only for well set businesses which are in a position to put conditions in front of their customer base due to high volume fo business. We all know that distribution cost has been a significant contributor to the variable gains of the business and in demand function scenario in Product domain we have also discussed that after a certain threshold of offer price the operating expenses overpower the revenue/profit figures and changes in price do not impact the gains. In order to control distribution cost merchant may have to decide if they wish to offer free shipping for every subscriber regardless of his/her total subscription value OR regardless of his/her value of each delivery. <text:s/></text:span><text:span text:style-name="T34">It may be a value b</text:span><text:span text:style-name="T52">a</text:span><text:span text:style-name="T34">sed propositions for instantaneous businesses to offer free shipping if they are dealing in valuable products such as mobile phones, computers/laptops and other electric/electronic equipments, fashion apparels etc. This is because the value of each of these items is considerably high and hence assures adequate margins for the merchant. So it is affordable to offer free shipping even for purchase of single item. In this case study as well are discussing application of subscription business model to grocery and household items, merchant needs to determine if he wishes to offer free shipping regardless of volume of goods being delivered as a business promotional strategy or </text:span><text:soft-page-break/><text:span text:style-name="T34">whether he/she wishes to control the same by offering it only for goods volume above certain threshold so as to manage his operational cost more effectively.</text:span></text:p>
      <text:p text:style-name="P25"/>
      <text:p text:style-name="P59"><text:span text:style-name="T23">Difference between Delivery preparation and dispatch date: </text:span><text:span text:style-name="T34">We know that one of the background responsibilities of Subscriber domain is to prepare deliveries for dispatch. </text:span><text:span text:style-name="T52">D</text:span><text:span text:style-name="T34">elivery preparation is a process of defining set of products with predefined volume of goods for each and with appropriate offer prices against each, based on each of their pricing category, </text:span><text:span text:style-name="T52">using this information for invoicing</text:span><text:span text:style-name="T34"> </text:span><text:span text:style-name="T52">as well as</text:span><text:span text:style-name="T34"> passing this definition to inventory domain for dispatching goods to appropriate subscribers. The delivery preparation work is periodic in nature where next deliveries for various subscribers are getting prepared </text:span><text:span text:style-name="T35">every day</text:span><text:span text:style-name="T34">. </text:span><text:span text:style-name="T35">The offer prices are tagged against each item in delivery package on delivery preparation time. The deliveries themselves may be delivered few days after their definitions are prepared. Hence it is possible that there may be a difference in some of the tagged offer prices on their preparation day and dispatch day. In order to eliminate this ambiguity of which price to consider while dispatching delivery, this control parameters sets number of days before the dispatch date a delivery definition should be prepared and makes a disclaimer to the subscriber that the prices at the time of delivery preparation days will be considered for invoicing.</text:span></text:p>
      <text:p text:style-name="P26"/>
      <text:p text:style-name="P59"><text:span text:style-name="T30">Period of </text:span><text:span text:style-name="T24">aggregation </text:span><text:span text:style-name="T30">of actuals</text:span><text:span text:style-name="T24"> for forecasts: </text:span><text:span text:style-name="T53">F</text:span><text:span text:style-name="T36">or precise business governance, subscription business model is proposed based on number of forecasts; product wise demand forecast, subscriber forecast, subscription forecast, delivery forecast and so on. Each of these forecasts help merchant govern his business operations and budgeting precisely. Forecasting is the process of using historical data and generate prediction for near future. <text:s/>The forecasting basics suggest that historical information may not be uniform and may have variations owing to change of trends, change of economical situations time to time, change of other environmental factors etc.etc. Thus way older historical data may be of relatively lesser relevance to current context, as the trends may have changed during the period. The Latest data should have more impact on forecasts as it is aligned to current situations, current trends etc. But merely using latest data may have a risk of overlooking impact of trend changes, changes in environmental/economical situations as the same has not be</text:span><text:span text:style-name="T54">en</text:span><text:span text:style-name="T36"> capture</text:span><text:span text:style-name="T54">d</text:span><text:span text:style-name="T36"> in fresh history. Hence it is wiser to take an appropriate combination of latest historical data, mid-historical data and far older historical data so as to capture the mix more precisely. So fore every entity considered for forecasting an appropriate aggregation period of historical data should be specified so that if there are any automated means(such as software programs) of generating forecasts, these should know how much older data should be considered for generating forecast. This parameter can be in days, weeks, months and appropriately selects only historical day old enough from current date as defined by this param</text:span><text:span text:style-name="T37">e</text:span><text:span text:style-name="T36">ter.</text:span></text:p>
      <text:p text:style-name="P27"/>
      <text:p text:style-name="P60"><text:span text:style-name="T23">C</text:span><text:span text:style-name="T25">ontingency Stock Percentage: </text:span><text:span text:style-name="T38">This control parameter should be at each product level and defines that in an inventory how much percentage of peek stock should be kept as a contingency stock. This helps getting alerts fo short of stock situations before consumption of entire stock and appropriate corrective measures can be take up to replenish the same before a high in demand product stock is getting over. </text:span></text:p>
      <text:p text:style-name="P17"><text:s/></text:p>
      <text:p text:style-name="P61"><text:span text:style-name="T26">Subscription value ranges: </text:span><text:span text:style-name="T38">While determining forecasts for product demand, subscribers and deliveries their absolute volumes are considered for determination fo forecasts. But in case of subscriptions, absolute forecast determination may not be </text:span><text:span text:style-name="T54">the only </text:span><text:span text:style-name="T38">useful information. Instead forecasts of subscription</text:span><text:span text:style-name="T54">s</text:span><text:span text:style-name="T38"> in </text:span><text:span text:style-name="T54">different</text:span><text:span text:style-name="T38"> value range</text:span><text:span text:style-name="T54">s</text:span><text:span text:style-name="T38"> would be a more meaningful information. Forecasts of subscription in range of 40,000 </text:span><text:span text:style-name="T54">CU</text:span><text:span text:style-name="T38"> to 60,000 </text:span><text:span text:style-name="T54">CU</text:span><text:span text:style-name="T38">, 60,001 </text:span><text:span text:style-name="T54">CU </text:span><text:span text:style-name="T38">to 1,00,000 </text:span><text:span text:style-name="T54">CU</text:span><text:span text:style-name="T38">, <text:s/>1,00,001 </text:span><text:span text:style-name="T54">CU </text:span><text:span text:style-name="T38">to 1,20,000 </text:span><text:span text:style-name="T54">CU</text:span><text:span text:style-name="T38"> and so on gives information to merchant not only about the increasing subscription count but the growth rate in each subscription value range. Appropriate promotional measures then can be taken up to promote subscription growth in higher value ranges.</text:span></text:p>
      <text:p text:style-name="P23"/>
      <text:p text:style-name="P24"><text:soft-page-break/>There can be many more business controlling parameters based on nature of offerings merchant wishes to shape up for his/her customers.</text:p>
      <text:p text:style-name="P34"/>
      <text:p text:style-name="P7">Forecasting Subscriptions</text:p>
      <text:p text:style-name="P8"><text:s/></text:p>
      <text:p text:style-name="P97">We have seen in Product domain in detail, how demand forecasting for each product helps merchant plan their procurement, sale, pricing and operational around their business.</text:p>
      <text:p text:style-name="P92"><text:span text:style-name="T122">Similar predictions </text:span><text:span text:style-name="T143">for</text:span><text:span text:style-name="T122"> subscriptions help merchant get</text:span><text:span text:style-name="T143">ting</text:span><text:span text:style-name="T122"> an understanding about overall progress of the subscription business. Merely understanding if the number of subscriptions are growing </text:span><text:span text:style-name="T143">or not</text:span><text:span text:style-name="T122">, may </text:span><text:span text:style-name="T143">give</text:span><text:span text:style-name="T122"> an approximate understanding of business growth, </text:span><text:span text:style-name="T143">but does not provide enough information required to take appropriate decisions</text:span><text:span text:style-name="T122">; </text:span><text:span text:style-name="T143">So we need to organize predictions in different categories/types, where each prediction category is intended to provide information good enough to take some decision.</text:span><text:span text:style-name="T122"> We will </text:span><text:span text:style-name="T143">see </text:span><text:span text:style-name="T122">below how. </text:span><text:span text:style-name="T144">Lets first try to understand various dimensions around subscriptions, where each one maybe useful in taking some decisions.</text:span></text:p>
      <text:p text:style-name="P104">Subscribers subscribe for goods for specific duration, periodicity and volume as per their need and affordability. Some may subscribe for only few months whereas some may subscribe for entire year and then keep renewing subscriptions thereafter. Some may desire monthly deliveries across their subscription period whereas some may desire biweekly, bimonthly or quarterly deliveries. Some may have their subscriptions in higher value ranges whereas others may have moderate <text:span text:style-name="T144">or low</text:span> value ranges. Density of subscriptions from specific regions are more than those from other regions. So many such dimensions are associated with these predictions and each of these dimension provide merchant solutions for various business growth strategies, damage controls, reduction of overall costs and improve customer satisfactions. Lets see some of these dimensions and their use for important business decisions.</text:p>
      <text:p text:style-name="P105"><text:span text:style-name="T145">How </text:span><text:span text:style-name="T147">is</text:span><text:span text:style-name="T145"> this information useful? A prediction helps the merchant set targets for his/her near future</text:span><text:span text:style-name="T146"> <text:s text:c="2"/></text:span><text:span text:style-name="T145">business growth. Then correct control parameters should be devised to achieve these target figures. Lastly these control parameters should be used in various schemes and strategies to control some dimension of business so as to win the set targets. Finally outcomes are periodically measured and compared with targets to validate if they are met/exceeded. Else control parameter values are revised and the process keeps repeating until the targets are met/exceeded. The journey shouldn’t stop here. Once existing targets are met, targets are revised to increased levels and then this exercise continues. In case business performance is found consistently lower than targets, then targets may be lowered for some time until those are met and then gradually increased depending upon business response.</text:span></text:p>
      <text:p text:style-name="P161">Forecasting on subscriptions</text:p>
      <text:p text:style-name="P93"><text:span text:style-name="T146">Forecasting of number of subscriptions is an indicator of rate of growth/decline of subscriptions and thus serves as one of the indicators of business performance. Forecast showing growth in subscription count tells about the success story, </text:span><text:span text:style-name="T145">R</text:span><text:span text:style-name="T146">ate of growth of subscription count ((no of subscriptions in current period – no of subscriptions in previous period)/period) indicates rate of growth. For a new business </text:span><text:span text:style-name="T145">setup, </text:span><text:span text:style-name="T146">a fact that business is growing may be </text:span><text:span text:style-name="T145">a good enough indicator</text:span><text:span text:style-name="T146">, but in due course of time there should be more focus on increasing rate of growth. </text:span></text:p>
      <text:p text:style-name="P147"><text:soft-page-break/>In case there is a decline in the rate of growth as compared to previous period can be an early alert hinting merchant to take appropriate corrective measures to improve the growth rate and get it back on track.</text:p>
      <text:p text:style-name="P148">The target derived out of these prediction is “Rate Of Growth” of subscriptions.</text:p>
      <text:p text:style-name="P94"><text:span text:style-name="T148">Rate Of Growth of subscriptions(per period) = </text:span><text:span text:style-name="T149">[</text:span><text:span text:style-name="T148">(Number of Subscriptions in current period – Number of Subscriptions in previous period)/ Number of Subscriptions in previous period</text:span><text:span text:style-name="T149">] *100</text:span></text:p>
      <text:p text:style-name="P94"><text:span text:style-name="T148">It can be defaulted to ROG per month = </text:span><text:span text:style-name="T149">[</text:span><text:span text:style-name="T148">(No of Subscriptions for current month – No Of subscriptions in previous month)/ Number of Subscriptions in previous </text:span><text:span text:style-name="T149">month] *100</text:span></text:p>
      <text:p text:style-name="P149">Since this target is a broad level representation of business growth, no control parameters need to be defined at this level. There are targets getting defined at finer metrics level which will need control parameters to meet/exceed them. We will see them below. </text:p>
      <text:p text:style-name="P151"/>
      <text:p text:style-name="P106"><text:span text:style-name="T150">Value ranges based forecasting on subscriptions</text:span> </text:p>
      <text:p text:style-name="P95"><text:span text:style-name="T151">Refer to subscription business rules defined above. We have defined a setting for “subscription value ranges”. Here we are defining multiple subscription value range levels in which subscriptions are getting registered. Let say the value ranges are defined to be 1000 to </text:span><text:span text:style-name="T38">40,000 </text:span><text:span text:style-name="T54">CU,</text:span><text:span text:style-name="T151"> </text:span><text:span text:style-name="T38">40,00</text:span><text:span text:style-name="T55">1</text:span><text:span text:style-name="T38"> </text:span><text:span text:style-name="T54">CU</text:span><text:span text:style-name="T38"> to 60,000 </text:span><text:span text:style-name="T54">CU</text:span><text:span text:style-name="T38">, 60,001 </text:span><text:span text:style-name="T54">CU </text:span><text:span text:style-name="T38">to 1,00,000 </text:span><text:span text:style-name="T54">CU</text:span><text:span text:style-name="T38">, <text:s/>1,00,001 </text:span><text:span text:style-name="T54">CU </text:span><text:span text:style-name="T38">to 1,20,000 </text:span><text:span text:style-name="T54">CU. </text:span><text:span text:style-name="T55">Forecasts are to be made for subscriptions registered in each of these value ranges.</text:span></text:p>
      <text:p text:style-name="P96"><text:span text:style-name="T151">Let’s say</text:span><text:span text:style-name="T123"> that </text:span><text:span text:style-name="T151">current subscription patterns indicates that </text:span><text:span text:style-name="T152">5</text:span><text:span text:style-name="T123">0% of the subscription</text:span><text:span text:style-name="T151">s</text:span><text:span text:style-name="T123"> </text:span><text:span text:style-name="T151">are in range of 60,001 CU to 1,00,000 CU, 10% are in range of 1,00,001 to 1,20,000 CU, </text:span><text:span text:style-name="T152">2</text:span><text:span text:style-name="T151">0% are in range of 1000 to 40,000 CU and remaining </text:span><text:span text:style-name="T152">2</text:span><text:span text:style-name="T151">0% are in range of 40,001 to 60,000 CU</text:span><text:span text:style-name="T123">. </text:span></text:p>
      <text:p text:style-name="P152">The average buying pattern of the region suggests that majority of households having atomic families have their annual grocery demand in range of 80,000 to 1,00,000 CU.</text:p>
      <text:p text:style-name="P96"><text:span text:style-name="T152">T</text:span><text:span text:style-name="T123">hese predictions suggests that the business is unable to convince the subscribers to buy their entire monthly grocery from the same merchant and </text:span><text:span text:style-name="T152">40% of them</text:span><text:span text:style-name="T123"> seem to be buying </text:span><text:span text:style-name="T152">30% to </text:span><text:span text:style-name="T123">50% of their household needs from other sources. It may mean any of the following</text:span></text:p>
      <text:list xml:id="list1679225841" text:style-name="L3">
        <text:list-item>
          <text:p text:style-name="P153">The offered business value doesn’t seem lucrative enough to the subscribers. They may be buying significant portion of their periodic needs from other merchants/local market through instantaneous/subscription approach. This information helps merchant to think of some offers/benefits to motivate them to subscribe for their remaining needs.</text:p>
        </text:list-item>
        <text:list-item>
          <text:p text:style-name="P155"><text:span text:style-name="T123">Subscribers are unable to plan all their household needs in advance and able to think of only 50% of their needs which they register in their subscriptions. This information may help merchant </text:span><text:span text:style-name="T124">think of remembering subscribers’ buying patterns/preferences and have intelligent interactions with subscribers to make them remind of missing items and their preferred or popular brands for each of the missing ones. For example: </text:span><text:span text:style-name="T39">A subscriber may have subscribed for sugar, but not subscribed for tea of coffee, the subscription history indicates that his/her earlier subscription had tea of specific brand. So and intelligent interaction/alert mechanism will remind subscriber for these missing items and help him plan for his near future needs more precisely.</text:span></text:p>
        </text:list-item>
      </text:list>
      <text:p text:style-name="P151"/>
      <text:p text:style-name="P151"><text:soft-page-break/>Duration based subscription forecasting:</text:p>
      <text:p text:style-name="P99">For the same grocery business use case, consider a hypothesis that average subscriber is able to plan for his/her household needs on monthly basis and value and volume of these needs remains more or less constant for a longer period time which should motivate each subscriber to subscribe for maximum allowed subscription period as well as renew the same after completion of current subscription. But suppose that the said hypothesis seems to be proven wrong when forecasting of subscriptions in different subscription ranges is derived. Here let’s say that majority of the subscription counts are growing in the subscription period of 4 to 6 months. It gives valuable information for arriving on various measures to motivate subscribers to subscribe for maximum subscription period as well as motivate them to renew their subscriptions after the current ones end. </text:p>
      <text:p text:style-name="P150">Forecasting on subscription renewals:</text:p>
      <text:p text:style-name="P100">Absolute volume of subscription includes new subscriptions as well as renewed subscriptions. In order to gauge success in attracting new subscriptions, and attracting existing subscribers to renew their subscriptions, their forecasts can be done separately.</text:p>
      <text:p text:style-name="P100">Forecasting of new subscriptions indicate success of strategies adopted to gain new business. Forecasting of subscription renewals will indicate strategies adopted for customer retentions.</text:p>
      <text:p text:style-name="P101">Increased number of subscriptions in each of these dimensions also hints towards increase in inventory stock, increase in operational cost, additional budgeting required for goods procurements, goods distribution, taxation at business level etc. ON the other side they provide more negotiation abilities to the merchant to negotiate better with suppliers, logistic/transportation providers/courier services providers etc.</text:p>
      <text:p text:style-name="P56"><text:span text:style-name="T128">Forecasting o</text:span><text:span text:style-name="T129">n</text:span><text:span text:style-name="T128"> Subscribers</text:span></text:p>
      <text:p text:style-name="P9"/>
      <text:p text:style-name="P90"><text:span text:style-name="T125">Similar to forecasting of subscription count, forecasting of subscriber count can also be a business progress indicator </text:span><text:span text:style-name="T153">as well as contributor in business decision making</text:span><text:span text:style-name="T125">. The difference between forecasting of subscription count and forecasting of subscriber count is that subscription count also accounts for renewal of subscriptions by same subscribers. So it is possible that rate of growth of subscribers may be lower but rate of gr</text:span><text:span text:style-name="T126">o</text:span><text:span text:style-name="T125">wth of subscriptions may improve as more and </text:span><text:span text:style-name="T153">m</text:span><text:span text:style-name="T125">ore of the existin</text:span><text:span text:style-name="T126">g</text:span><text:span text:style-name="T125"> subscribers start renewing their subscriptions. </text:span></text:p>
      <text:p text:style-name="P162">Different strategies should be planned to motivate existing subscribers for renewing their subscriptions again and again, and those adopted for increasing the absolute subscriber volume.</text:p>
      <text:p text:style-name="P90">Mechanisms such as lucrative offers <text:span text:style-name="T126">on </text:span><text:span text:style-name="T154">joining as </text:span><text:span text:style-name="T126">individual or syndicate based subscriptions</text:span>, efforts on increasing syndicates thereby <text:span text:style-name="T153">motivating</text:span><text:span text:style-name="T126"> existing</text:span> subscribers <text:span text:style-name="T153">bring in</text:span><text:span text:style-name="T126"> non subscribers to </text:span><text:span text:style-name="T153">join as </text:span><text:span text:style-name="T126">subscribers may be useful to improve rate of growth of subscribers.</text:span></text:p>
      <text:p text:style-name="P156"><text:span text:style-name="T154">Forecasting of individual subscribers and that of syndicates should be done independently so as to understand people’s inclination of joining or leaving either of them and reasons behind it. In case an individual subscriber is leaving his/her subscriptions but getting converted into a syndicate member shows the success of syndicate philosophy and goes in favour of merchant due to significant savings in syndicates business. In such case efforts should be concentrated on advancing syndicates business model to appear lucrative to the subscribers.</text:span></text:p>
      <text:p text:style-name="P156"><text:soft-page-break/><text:span text:style-name="T154">But a significant number of subscribers churning out for good and not turning back to the merchant is a sign of worry and needs some introspection on service quality, competitor analysis, relook at the offered benefits and ability to reach out to maximum audience etc..</text:span></text:p>
      <text:p text:style-name="P56"><text:span text:style-name="T128">Forecasting of Deliveries</text:span></text:p>
      <text:p text:style-name="P10"/>
      <text:p text:style-name="P157">The forecasting of subscriptions and subscriber provide adequate information to merchant on business health. <text:span text:style-name="T155">They also provide information on demand statistics, procurement/inventory calendar etc.. On the other hand forecasting of deliveries and their geographical distribution provides useful information on provision of delivery cost per period, logistics arrangements and optimization strategies to reduce distribution cost etc.</text:span></text:p>
      <text:p text:style-name="P157"><text:span text:style-name="T131">Forecasting of deliveries can be done in various ways, forecasting of delivery count, forecasting of deliveries per region, forecasting of deliveries per day of month etc.</text:span></text:p>
      <text:p text:style-name="P102"><text:span text:style-name="T155">Increase in forecasted </text:span>delivery count <text:span text:style-name="T155">per period</text:span> provide information of increase in distribution cost and may expect adequate increase in logistics budget for coming months.</text:p>
      <text:p text:style-name="P158"><text:span text:style-name="T155">Forecast on distribution</text:span><text:span text:style-name="T131"> </text:span><text:span text:style-name="T155">of </text:span><text:span text:style-name="T131">deliveries </text:span><text:span text:style-name="T155">across</text:span><text:span text:style-name="T131"> region</text:span><text:span text:style-name="T155">s</text:span><text:span text:style-name="T131"> gives valuable information on </text:span><text:span text:style-name="T155">inventory allocation per region, </text:span><text:span text:style-name="T131">arrangement of distribution channels in different regions. More are the deliveries in specific areas/cities more will be the distribution tasks force. Due periodic nature of subscription business this task force planning persists for longer period as deliveries are periodically getting consumed by the same subscribers living in same regions/cities</text:span></text:p>
      <text:p text:style-name="P158"><text:span text:style-name="T131">Forecasting of deliver</text:span><text:span text:style-name="T155">y densities per day</text:span><text:span text:style-name="T131"> help </text:span><text:span text:style-name="T155">define the calender for consumption of distribution cost budget, which in turn may feed information on the frequency at which the distribution budget should be allocated against the frequency at which it is getting consumed. </text:span><text:span text:style-name="T131">These forecasts also continue for longer duration as same subscribers, each consuming deliveries on their prescribed day of every month.</text:span></text:p>
      <text:h text:style-name="P3" text:outline-level="4"><text:span text:style-name="T127">Onboarding</text:span><text:span text:style-name="T3"> of a Subscriber </text:span></text:h>
      <text:p text:style-name="P90"/>
      <text:p text:style-name="P90">Any interested customer can enrol himself/herself by providing name, address, and contact details. <text:span text:style-name="T132">Every subscriber should be uniquely identified by an identifier</text:span> <text:span text:style-name="T132">and henceforth referred for managing any affairs with that subscriber</text:span>. <text:span text:style-name="T156">Subscriber enrolment is just and entry of customer registration record and acts as an indicator of a customer intending to be a subscriber but does not mandate him/her to go for subscription.</text:span></text:p>
      <text:p text:style-name="P159">The enrolment enables the subscriber to register for subscription. <text:span text:style-name="T132">The enrolment of subscriber does not guarantee </text:span><text:span text:style-name="T156">any active/inactive </text:span><text:span text:style-name="T132">subscription associated with him/her. An enrolled subscriber may yet to subscribe for set of products, or he/she may have finished his/her current subscription and </text:span><text:span text:style-name="T156">may not have any active subscription at an instance(</text:span><text:span text:style-name="T132">not yet (or </text:span><text:span text:style-name="T135">not </text:span><text:span text:style-name="T132">at all) renewed it</text:span><text:span text:style-name="T156">)</text:span><text:span text:style-name="T132">. </text:span></text:p>
      <text:p text:style-name="P160"><text:span text:style-name="T157">Since the registration of subscriber and that for an active subscription is clearly distinguished, it helps merchant distinguish between ‘intent’ and the ‘action’. It provides useful information such as</text:span></text:p>
      <text:p text:style-name="P163">a. How many registered subscribers did not opt of any subscriptions.</text:p>
      <text:p text:style-name="P163">b. How many subscribers did not renew their subscriptions after first one</text:p>
      <text:p text:style-name="P160"><text:span text:style-name="T157">c. How many subscribers left their subscriptions before it got completed.</text:span></text:p>
      <text:p text:style-name="P163"><text:soft-page-break/>d. How many subscribers renewed their subscriptions for more than x,y,z times.</text:p>
      <text:p text:style-name="P163">e. How many subscribers turned from individual subscriptions into syndicates and vice versa.</text:p>
      <text:p text:style-name="P159"><text:span text:style-name="T157">Also t</text:span><text:span text:style-name="T132">he distinction between subscriber and subscription helps determining different lifecycles for a subscriber and subscriptions. Subscription is relatively short lived and may or may not be renewed by its owner subscriber. Also the benefits/reward points/offers if any, awarded to a subscriber on account of a subscription can remain alive even after end of that subscription and may be applied/redeemed </text:span><text:span text:style-name="T133">in a different/renewed subscription or across multiple subscriptions. Similarly there may be a situation that one subscriber can be allowed to be part of multiple syndicates(group subscriptions).</text:span></text:p>
      <text:p text:style-name="P103">An onboarding process may expect subscriber to provide details of the payment instrument that he/she may wish to use to make payment towards his/her subscription(s). We will see in Payments domain that in most cases the payment towards a subscription comes in instalments and in some cases it may follow the deliveries. In such case it may be safer for the merchant to register the payment instrument (debit card, credit card, direct debit mandate etc.) for each of the subscriber to ensure that payments are called for, from these instruments at appropriate times.</text:p>
      <text:p text:style-name="P91"><text:span text:style-name="T133">Optionally it may be advisable to prompt subscriber to register his/her product preferences </text:span><text:span text:style-name="T134">and each of their periodic volume needs. This will help merchant to recommend product list with expected periodic volumes </text:span><text:span text:style-name="T135">for each, </text:span><text:span text:style-name="T134">during renewal of subscription thereby saving subscriber’s effort in remembering his/her needs and/or plan for needed volumes. Also it may help merchant to prompt subscriber for missing items, if subscriber is manually preparing renewal list of adding new deliveries to existing subscriptions. </text:span><text:span text:style-name="T135">Eventually the same preference list will be refined through actual orders from subscriber.</text:span></text:p>
      <text:p text:style-name="P98"/>
      <text:h text:style-name="P3" text:outline-level="4"><text:span text:style-name="T121">Subscription/</text:span><text:span text:style-name="T3">Renewal </text:span><text:span text:style-name="T130">Agreement</text:span></text:h>
      <text:p text:style-name="P11"/>
      <text:p text:style-name="P53"><text:span text:style-name="T57">Once enrolled, a subscriber can register a subscription. ‘Registration for a subscription’ is a collective term </text:span><text:span text:style-name="T58">used for</text:span><text:span text:style-name="T57"> multiple subscriptions, each for each individual product. </text:span><text:span text:style-name="T59">A</text:span><text:span text:style-name="T57"> subscriber can expect </text:span><text:span text:style-name="T59">each desired</text:span><text:span text:style-name="T57"> product </text:span><text:span text:style-name="T59">in</text:span><text:span text:style-name="T57"> desired quantity/volume to be received weekly, biweekly, monthly, quarterly etc. </text:span><text:span text:style-name="T59">P</text:span><text:span text:style-name="T57">eriodicity of each subscribed product may be different. </text:span><text:span text:style-name="T59">S</text:span><text:span text:style-name="T57">ome </text:span><text:span text:style-name="T59">may be</text:span><text:span text:style-name="T57"> expected weekly, </text:span><text:span text:style-name="T59">some</text:span><text:span text:style-name="T57"> </text:span><text:span text:style-name="T59">are </text:span><text:span text:style-name="T57">expected </text:span><text:span text:style-name="T59">monthly and some other are expected </text:span><text:span text:style-name="T57">quarterly. The total duration of subscription refers to the time difference between, first delivery of a subscription and last delivery of same subscription.</text:span></text:p>
      <text:p text:style-name="P35"/>
      <text:p text:style-name="P35">Some rules are recommended to be enforced by the Subscription Ecosystem to prevent misuse of subscriptions.</text:p>
      <text:list xml:id="list2000665641" text:style-name="WWNum74">
        <text:list-item>
          <text:p text:style-name="P109"><text:span text:style-name="T57">A subscription must always have an upper limit on how much maximum total subscription cost is permissible in a subscription, beyond which a subscriber cannot subscribe for products. Example: </text:span><text:span text:style-name="T60">Maximum permissible subscription value</text:span><text:span text:style-name="T57"> </text:span><text:span text:style-name="T60">may be</text:span><text:span text:style-name="T57"> Rs. </text:span><text:span text:style-name="T60">10</text:span><text:span text:style-name="T57">0,000 as the upper subscription limit. So any subscriber can register for good volume costing </text:span><text:span text:style-name="T60">max </text:span><text:span text:style-name="T57">up-to Rs. </text:span><text:span text:style-name="T60">10</text:span><text:span text:style-name="T57">0,000.</text:span></text:p>
        </text:list-item>
        <text:list-item>
          <text:p text:style-name="P110">A subscription must always have an upper limit on total subscription duration that a subscriber can subscribe products for. Example: An active instance of subscription ecosystem has set 12 months as upper subscription duration limit. It means any subscriber can subscribe for max 12 months of subscription.</text:p>
        </text:list-item>
        <text:list-item>
          <text:p text:style-name="P110">At a given point of time a subscriber can have only one active subscription. </text:p>
        </text:list-item>
      </text:list>
      <text:p text:style-name="P4"/>
      <text:p text:style-name="P11"><text:soft-page-break/>These rules are enforced so as to ensure that any reselling merchants should not misuse this ecosystem by registering multiple subscriptions against their profile with unlimited purchase ability and unlimited subscription duration so as to order goods offered at discounted prices in bulk, and reselling them to local customers at MRP.</text:p>
      <text:p text:style-name="P11">The enforcement on maximum subscription duration is also important if the merchant has adopted ‘price committed’ category for some of the products. This is because once a price of a product is committed to a subscription the commitment cannot last for undefined duration. Inflation is increasing product prices and hence there is a limit on till how much time a product can be sold with a initial committed price. Setting of upper limit on subscription duration automatically ensures that a committed price for any product will remain committed only until end of this subscription duration. When subscriber renews subscription new price will be effective.</text:p>
      <text:p text:style-name="P11">Completing registration of a subscription is a multi-step process. </text:p>
      <text:list xml:id="list2601516186" text:style-name="WWNum75">
        <text:list-item>
          <text:p text:style-name="P111">First subscriber associates himself/herself with a new active subscription.</text:p>
        </text:list-item>
        <text:list-item>
          <text:p text:style-name="P111">Then subscriber adds desired items to the subscription.</text:p>
        </text:list-item>
        <text:list-item>
          <text:p text:style-name="P111">For each item subscriber sets desired volume/quantity per delivery, desired periodicity and expected day of each period (week, month, quarter etc.) when the item is expected to be received.</text:p>
        </text:list-item>
        <text:list-item>
          <text:p text:style-name="P111">For each item added to the subscription its pricing category (price committed/percent discount committed/none committed) as set by the merchant and the latest offer price on the date of registration gets associated with that subscription. These attributes associated with each product in a subscription are going to determine the overall cost of this subscription.</text:p>
        </text:list-item>
        <text:list-item>
          <text:p text:style-name="P111">Subscriber will choose a payment scheme appropriate to his/her spend apatite, to determine how much/when the payments are expected towards this subscription.</text:p>
        </text:list-item>
        <text:list-item>
          <text:p text:style-name="P111">Optionally he/she may wish to provide shipping address which can be different than earlier registered address (es).</text:p>
        </text:list-item>
        <text:list-item>
          <text:p text:style-name="P111">At the end he/she is will be informed the payment calendar describing amount of each payment instalment and the milestone (before/after which delivery) when that instalment is expected, based on selected payment scheme. He/she is also informed how much benefits he/she will be gaining (subject to adherence to same exact subscription contract) and in what stages the benefits are going to be vested (based on benefit vesting policy adopted by merchant). This information will make him decide whether to confirm the subscription or to go back and make any alterations.</text:p>
        </text:list-item>
        <text:list-item>
          <text:p text:style-name="P111">Finally he/she gives consent to confirm the subscription, thereby activating it for execution.</text:p>
        </text:list-item>
      </text:list>
      <text:p text:style-name="P11">In case subscriber has completed earlier subscription and renewing it for next term the set of steps are going to be more or less same. Some convenience steps are assumed such as assuming same subscription content with same quantity and periodicity as earlier subscription so as to save time on re-specifying them again.</text:p>
      <text:h text:style-name="P1" text:outline-level="4"/>
      <text:h text:style-name="P1" text:outline-level="4">Cancellation of Subscription</text:h>
      <text:p text:style-name="P11">A subscriber can cancel his/her subscription at any time during its active period. Cancellation of a subscription primarily means deletion of all the deliveries not yet dispatched and returning of any excess paid amount (above the actual cost of delivered subscriptions) back to subscriber.</text:p>
      <text:p text:style-name="P11">Cancellation also impacts determination of benefits to a subscriber, which he/she would otherwise have gained. As cancellation us impacting overall eligibility for a benefit scheme, in case the subscription falls short of eligibility criteria then earlier determined benefits (at the time of subscription confirmation) should get revoked and subscriber should not gain any benefit points/proposed cashbacks. But this may not be always true. Subscriber may already have gained some part of the total benefits, before falling short of a benefit criteria. This depends on vesting policy adopted by the merchant. Let’s see an example. </text:p>
      <text:p text:style-name="P11">Assume that benefit scheme (we will see more about them in the Benefit domain) determines number of reward points based on total subscription cost. When a subscriber subscribed, he became <text:soft-page-break/>eligible for that benefit scheme and gained 20 reward points. Later subscriber cancelled his active subscription in between, due to which fallen short of his eligibility. What will happen to the awarded 20 points? <text:s/>In case merchant has adopted a policy to vest awarded points only upon the successful completion of registered subscription, then the subscriber will not get any points as the subscription got abruptly cancelled in between, thereby not fulfilling any benefit criteria. But if merchant has adopted some gradual vesting policy then subscriber may have already received some reward points (out of 20) already, as few points out of total awarded ones are vested to him before he/she cancelled. So ecosystem has a responsibility to determine vesting of reward point as part of closure of subscription when it gets cancelled.</text:p>
      <text:h text:style-name="P1" text:outline-level="4"/>
      <text:h text:style-name="P1" text:outline-level="4">Creation of deliveries</text:h>
      <text:p text:style-name="P11">The term ‘Delivery’ here refers to the specification of a delivery which is going to be dispatched to the target subscriber in future during active subscription period of current subscription. The ‘delivery’ definition lists its content (item-wise quantity), its dispatch date, dispatch address, delivery charges and total delivery cost. This specification of each delivery in a subscription is pre-emptively created when the subscription gets confirmed (even if the actual deliveries are to be made in future time) by its subscriber. The purpose of such a delivery specification is to lay out a deliveries calendar for the full subscription period and hand it over to concerned inventory and dispatch department so as to ensure their timely dispatch to target subscribers.</text:p>
      <text:p text:style-name="P11">The important differentiator of these deliveries definitions is their ‘smart’ creation. As we know that delivering a consignment attracts delivery charges, which is an ingredient of variable expenses. Delivery charges can get optimized if less deliveries of higher weight are made instead of more deliveries of lower weight. The ‘smart’ creation of deliveries refers to merging content of deliveries which are having overlapping/nearby timelines, thereby reducing number of actual deliveries and hence associated delivery cost. </text:p>
      <text:p text:style-name="P11">For example: A subscriber has ordered for 2 biweekly and 1 monthly delivery for each month then each 2<text:span text:style-name="T1">nd</text:span> biweekly delivery gets merged with each monthly delivery as both of them are expected in the last week of every month. Pre-emptive creation of deliveries ensure that all such time overlapping deliveries are merged thereby making lesser deliveries but still ensuring that subscriber expected timelines for each of the deliveries are closely adhered to.</text:p>
      <text:p text:style-name="P11">Creation of deliveries occur at two occasions. When a subscription gets confirmed pre-emptive creation of all deliveries expected in that subscription is ‘smartly’ created. When subscriber wishes to alter subscription content it may impact some or all of the remaining deliveries. In such case the all impacted deliveries are dropped and new deliveries are created containing revised subscription content (as desired by subscriber). </text:p>
      <text:p text:style-name="P11">The new deliveries may be equal in number or may vary in case subscriber has added any more deliveries to the current subscription portfolio ore removed few. If subscriber altered the periodicities/desired timelines of receipts of each of the deliveries then number of deliveries may reduce even if subscriber has not dropped any. This will happen due to the smart arrangement of revised deliveries. Due to alteration of desired timelines if remaining deliveries are found to have any overlapping timelines, then they get clubbed, resulting into lesser deliveries count. Alternatively number of deliveries may grow in number even if subscriber has not added any deliveries but changed expected timelines of revised deliveries in such a way that smart merging of deliveries is not possible (as It was earlier).</text:p>
      <text:h text:style-name="P1" text:outline-level="4"/>
      <text:h text:style-name="P1" text:outline-level="4">Deletion of deliveries</text:h>
      <text:p text:style-name="P11"/>
      <text:p text:style-name="P11">We have seen earlier that deliveries are pre-emptively created even before their actual dispatch so as to form their calendar to be used by dispatch for their actual dispatch. <text:s/>Thus these are ‘anticipated’ consignments in a subscription.</text:p>
      <text:p text:style-name="P11"><text:soft-page-break/>When the subscription does not go as per initial agreement due to alterations to it, these anticipations prove false. At this time the deliveries get deleted.</text:p>
      <text:p text:style-name="P11">There are two occasions when deliveries get deleted. When a subscriber changes content or timelines or both for some/all of the remaining deliveries, all the deliveries to which this change becomes applicable gets deleted first and then recreated.</text:p>
      <text:p text:style-name="P11">Alternatively a subscriber may wish to intentionally drop few/all among the remaining deliveries because he/she doesn’t want them, deliveries get deleted. As stated in ‘Cancellation of Subscription’ these deliveries get deleted and invoke recalculation of benefits as well as stop vesting any benefit points if subscription falls below stated benefit criteria.</text:p>
      <text:p text:style-name="P11">Each time for any alterations made by subscriber, the ecosystem tries to calibrate deliveries by trying to merge overlapping deliveries (as described above) so as to optimize delivery cost.</text:p>
      <text:h text:style-name="P1" text:outline-level="4"/>
      <text:h text:style-name="P1" text:outline-level="4">Preparing delivery for dispatch</text:h>
      <text:p text:style-name="P11">‘Preparing a delivery for dispatch’ is the last event/activity before actually dispatching a delivery to its subscriber. Merchant decides when this ‘preparation’ step should be exercised relative to actual dispatch date. It may be 1, 2 or 3 days prior to actual dispatch of delivery. It is an important preparation step not only for Subscriber domain but also for other domains.</text:p>
      <text:p text:style-name="P11">It is the last point of time when the offer price of all the items in a delivery with price category ‘None Committed’ is updated with latest offer price. It is the last point of time when the MRP of all the items in a delivery with price category ‘Percent Discount Committed’ is updated. In case the MRP of an item is found different than the one at delivery creation then it will also change the offer price of that item in that delivery. Thus total delivery cost is refreshed by refreshing offer prices of products in these two categories.</text:p>
      <text:p text:style-name="P11">The preparation of delivery for dispatch also triggers due payment calculation in Payments domain. Again it is the same activity of getting the latest offer price of ‘non committed’ items, MRP of ‘percent discount committed’ items in that deliveries and all deliveries after that and refresh due amount from that delivery as well as all pending deliveries. We will see that in detail, during the description for Payments domain.</text:p>
      <text:h text:style-name="P1" text:outline-level="4"/>
      <text:h text:style-name="P1" text:outline-level="4">Dispatching a delivery</text:h>
      <text:p text:style-name="P11">Few days prior to expected receipt date of a delivery the delivery is to be dispatched from the merchant. So it approves the dispatch of a delivery to the concerned dispatch department and marks the delivery as ‘dispatched’ in his/her record of deliveries of a subscription. Though dispatch of a delivery assume deemed success for that delivery, the delivery status gets tracked to see if delivery is really successfully delivered to its intended destination and whether it is fully accepted by the receiver. </text:p>
      <text:h text:style-name="P1" text:outline-level="4">Update Delivery Dispatch Status</text:h>
      <text:p text:style-name="P11">When delivery is dispatched to intended recipient it may yield either of the below outcomes</text:p>
      <text:list xml:id="list2101181054" text:style-name="WWNum76">
        <text:list-item>
          <text:p text:style-name="P112">Delivery is received and fully accepted by the recipient.</text:p>
        </text:list-item>
        <text:list-item>
          <text:p text:style-name="P112">Delivery received but few items are returned by the recipient</text:p>
        </text:list-item>
        <text:list-item>
          <text:p text:style-name="P112">Delivery not received and returned back Or delivery is received but fully returned by the recipient</text:p>
        </text:list-item>
      </text:list>
      <text:p text:style-name="P5">It is expected that the concerned dispatch department which tracks the success of each delivery and updating the delivery status in subscription ecosystem. Based on either of the above outcomes the ecosystem updates status of each delivered items in that delivery.</text:p>
      <text:list xml:id="list3278642902" text:style-name="WWNum77">
        <text:list-item>
          <text:p text:style-name="P113">In case item is delivered then its status gets registered as ‘delivered’ with actual date of dispatch and its offer price is materialized as recognized revenue.</text:p>
        </text:list-item>
        <text:list-item>
          <text:p text:style-name="P113">In case item is not delivered or returned back, its status is registered as ‘Failure’ with appropriate reason on why it has failed. In this case its offer price cannot contribute to recognized revenue and needs to be returned back to the subscriber. </text:p>
        </text:list-item>
      </text:list>
      <text:p text:style-name="P5"><text:soft-page-break/>So the delivery dispatch status is sent to different domain and it is treated in each of the domains as following.</text:p>
      <text:list xml:id="list3543637892" text:style-name="WWNum78">
        <text:list-item>
          <text:p text:style-name="P114">In Business domain for all items in a delivery if the dispatch status is registered as ‘Delivered’ their offer price is debited from advance booking amount (if any) paid by its subscriber and credited to recognized revenue. For items having status as ‘Failed’ no transfer of amount takes place.</text:p>
        </text:list-item>
        <text:list-item>
          <text:p text:style-name="P114">In Payments domain for each item in a delivery if dispatch status is ‘Delivered’ the item status replicated as ‘Delivered’. The items for which delivery status is ‘Failure’ their appropriate offer price is moved back to refund amount for processing refunds.</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4:44.198169539</meta:creation-date>
    <dc:date>2020-12-28T13:04:59.306495846</dc:date>
    <meta:editing-duration>P2DT1H16M50S</meta:editing-duration>
    <meta:editing-cycles>111</meta:editing-cycles>
    <meta:generator>LibreOffice/7.0.1.2$MacOSX_X86_64 LibreOffice_project/7cbcfc562f6eb6708b5ff7d7397325de9e764452</meta:generator>
    <meta:document-statistic meta:table-count="0" meta:image-count="0" meta:object-count="0" meta:page-count="19" meta:paragraph-count="201" meta:word-count="10603" meta:character-count="68987" meta:non-whitespace-character-count="58580"/>
  </office:meta>
</office:document-meta>
</file>